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manifest.rdf" manifest:media-type="application/rdf+xml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736cm"/>
    </style:style>
    <style:style style:name="co2" style:family="table-column">
      <style:table-column-properties fo:break-before="auto" style:column-width="4.942cm"/>
    </style:style>
    <style:style style:name="co3" style:family="table-column">
      <style:table-column-properties fo:break-before="auto" style:column-width="4.738cm"/>
    </style:style>
    <style:style style:name="co4" style:family="table-column">
      <style:table-column-properties fo:break-before="auto" style:column-width="1.265cm"/>
    </style:style>
    <style:style style:name="co5" style:family="table-column">
      <style:table-column-properties fo:break-before="auto" style:column-width="1.311cm"/>
    </style:style>
    <style:style style:name="co6" style:family="table-column">
      <style:table-column-properties fo:break-before="auto" style:column-width="1.651cm"/>
    </style:style>
    <style:style style:name="co7" style:family="table-column">
      <style:table-column-properties fo:break-before="auto" style:column-width="2.24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4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2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 style:data-style-name="N2"/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2">
      <style:text-properties fo:font-weight="bold" style:font-weight-asian="bold" style:font-weight-complex="bold"/>
    </style:style>
    <style:style style:name="ce16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ort_instanc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number-columns-repeated="55" table:default-cell-style-name="Default"/>
        <table:table-row table:style-name="ro1">
          <table:table-cell table:style-name="ce11" office:value-type="string" calcext:value-type="string" table:number-columns-spanned="1" table:number-rows-spanned="3">
            <text:p>Instância com 20 Processos</text:p>
          </table:table-cell>
          <table:table-cell table:style-name="ce11" office:value-type="string" calcext:value-type="string" table:number-columns-spanned="2" table:number-rows-spanned="1">
            <text:p>Arquivo Gerado</text:p>
          </table:table-cell>
          <table:covered-table-cell table:style-name="ce12"/>
          <table:table-cell table:style-name="ce11" office:value-type="string" calcext:value-type="string" table:number-columns-spanned="6" table:number-rows-spanned="1">
            <text:p>Resultados Aferidos</text:p>
          </table:table-cell>
          <table:covered-table-cell table:number-columns-repeated="2" table:style-name="ce11"/>
          <table:covered-table-cell table:number-columns-repeated="3" table:style-name="ce12"/>
          <table:table-cell table:style-name="ce12" table:number-columns-repeated="55"/>
        </table:table-row>
        <table:table-row table:style-name="ro1">
          <table:covered-table-cell table:style-name="ce12"/>
          <table:table-cell table:style-name="ce11" office:value-type="string" calcext:value-type="string" table:number-columns-spanned="1" table:number-rows-spanned="2">
            <text:p>Tempo Médio de Execução</text:p>
          </table:table-cell>
          <table:table-cell table:style-name="ce11" office:value-type="string" calcext:value-type="string" table:number-columns-spanned="1" table:number-rows-spanned="2">
            <text:p>Tempo Médio de Deadline</text:p>
          </table:table-cell>
          <table:table-cell table:style-name="ce11" office:value-type="string" calcext:value-type="string" table:number-columns-spanned="3" table:number-rows-spanned="1">
            <text:p>Trocas de Contexto</text:p>
          </table:table-cell>
          <table:covered-table-cell table:number-columns-repeated="2" table:style-name="ce12"/>
          <table:table-cell table:style-name="ce11" office:value-type="string" calcext:value-type="string" table:number-columns-spanned="3" table:number-rows-spanned="1">
            <text:p>Cumprimento de Deadline</text:p>
          </table:table-cell>
          <table:covered-table-cell table:number-columns-repeated="2" table:style-name="ce12"/>
          <table:table-cell table:style-name="ce12" table:number-columns-repeated="55"/>
        </table:table-row>
        <table:table-row table:style-name="ro1">
          <table:covered-table-cell table:number-columns-repeated="3" table:style-name="ce12"/>
          <table:table-cell table:style-name="ce12" office:value-type="string" calcext:value-type="string">
            <text:p>FCFS</text:p>
          </table:table-cell>
          <table:table-cell table:style-name="ce12" office:value-type="string" calcext:value-type="string">
            <text:p>SRTN</text:p>
          </table:table-cell>
          <table:table-cell table:style-name="ce12" office:value-type="string" calcext:value-type="string">
            <text:p>RR – q7</text:p>
          </table:table-cell>
          <table:table-cell table:style-name="ce12" office:value-type="string" calcext:value-type="string">
            <text:p>FCFS</text:p>
          </table:table-cell>
          <table:table-cell table:style-name="ce12" office:value-type="string" calcext:value-type="string">
            <text:p>SRTN</text:p>
          </table:table-cell>
          <table:table-cell table:style-name="ce12" office:value-type="string" calcext:value-type="string">
            <text:p>RR – q7</text:p>
          </table:table-cell>
          <table:table-cell table:number-columns-repeated="2" table:style-name="ce12" office:value-type="string" calcext:value-type="string">
            <text:p>q3</text:p>
          </table:table-cell>
          <table:table-cell table:number-columns-repeated="2" table:style-name="ce12" office:value-type="string" calcext:value-type="string">
            <text:p>q5</text:p>
          </table:table-cell>
          <table:table-cell table:number-columns-repeated="2" table:style-name="ce12" office:value-type="string" calcext:value-type="string">
            <text:p>q8</text:p>
          </table:table-cell>
          <table:table-cell table:number-columns-repeated="2" table:style-name="ce12" office:value-type="string" calcext:value-type="string">
            <text:p>q9</text:p>
          </table:table-cell>
          <table:table-cell table:style-name="ce12" table:number-columns-repeated="47"/>
        </table:table-row>
        <table:table-row table:style-name="ro1">
          <table:table-cell office:value-type="string" calcext:value-type="string">
            <text:p>inputS0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inputS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S2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S3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S4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S5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S6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7" calcext:value-type="float">
            <text:p>1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S7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S8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S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S10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S11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S12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S13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S14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S15</text:p>
          </table:table-cell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S16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S17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S18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S19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S20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S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S22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S23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S24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S25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S26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S27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S28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S29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55"/>
        </table:table-row>
        <table:table-row table:style-name="ro1">
          <table:table-cell table:style-name="ce13" office:value-type="string" calcext:value-type="string">
            <text:p>Média</text:p>
          </table:table-cell>
          <table:table-cell table:style-name="ce15" table:formula="of:=AVERAGE([.B4:.B33])" office:value-type="float" office:value="5.1" calcext:value-type="float">
            <text:p>5,10</text:p>
          </table:table-cell>
          <table:table-cell table:style-name="ce15" table:formula="of:=AVERAGE([.C4:.C33])" office:value-type="float" office:value="65" calcext:value-type="float">
            <text:p>65,00</text:p>
          </table:table-cell>
          <table:table-cell table:style-name="ce15" table:formula="of:=AVERAGE([.D4:.D33])" office:value-type="float" office:value="20" calcext:value-type="float">
            <text:p>20,00</text:p>
          </table:table-cell>
          <table:table-cell table:style-name="ce15" table:formula="of:=AVERAGE([.E4:.E33])" office:value-type="float" office:value="21.3333333333333" calcext:value-type="float">
            <text:p>21,33</text:p>
          </table:table-cell>
          <table:table-cell table:style-name="ce15" table:formula="of:=AVERAGE([.F4:.F33])" office:value-type="float" office:value="26.5333333333333" calcext:value-type="float">
            <text:p>26,53</text:p>
          </table:table-cell>
          <table:table-cell table:style-name="ce15" table:formula="of:=AVERAGE([.G4:.G33])" office:value-type="float" office:value="13.6" calcext:value-type="float">
            <text:p>13,60</text:p>
          </table:table-cell>
          <table:table-cell table:style-name="ce15" table:formula="of:=AVERAGE([.H4:.H33])" office:value-type="float" office:value="15.6666666666667" calcext:value-type="float">
            <text:p>15,67</text:p>
          </table:table-cell>
          <table:table-cell table:style-name="ce15" table:formula="of:=AVERAGE([.I4:.I33])" office:value-type="float" office:value="11.0333333333333" calcext:value-type="float">
            <text:p>11,03</text:p>
          </table:table-cell>
          <table:table-cell table:number-columns-repeated="55"/>
        </table:table-row>
        <table:table-row table:style-name="ro1">
          <table:table-cell table:style-name="ce13" office:value-type="string" calcext:value-type="string">
            <text:p>Desvio padrão</text:p>
          </table:table-cell>
          <table:table-cell table:style-name="ce16" table:formula="of:=STDEV([.B4:.B33])" office:value-type="float" office:value="0.607425318241987" calcext:value-type="float">
            <text:p>0,61</text:p>
          </table:table-cell>
          <table:table-cell table:style-name="ce16" table:formula="of:=STDEV([.C4:.C33])" office:value-type="float" office:value="3.2800336415432" calcext:value-type="float">
            <text:p>3,28</text:p>
          </table:table-cell>
          <table:table-cell table:style-name="ce16" table:formula="of:=STDEV([.D4:.D33])" office:value-type="float" office:value="0" calcext:value-type="float">
            <text:p>0,00</text:p>
          </table:table-cell>
          <table:table-cell table:style-name="ce16" table:formula="of:=STDEV([.E4:.E33])" office:value-type="float" office:value="1.09334454718107" calcext:value-type="float">
            <text:p>1,09</text:p>
          </table:table-cell>
          <table:table-cell table:style-name="ce16" table:formula="of:=STDEV([.F4:.F33])" office:value-type="float" office:value="2.04658392134953" calcext:value-type="float">
            <text:p>2,05</text:p>
          </table:table-cell>
          <table:table-cell table:style-name="ce16" table:formula="of:=STDEV([.G4:.G33])" office:value-type="float" office:value="2.7367234373268" calcext:value-type="float">
            <text:p>2,74</text:p>
          </table:table-cell>
          <table:table-cell table:style-name="ce16" table:formula="of:=STDEV([.H4:.H33])" office:value-type="float" office:value="1.49327996620569" calcext:value-type="float">
            <text:p>1,49</text:p>
          </table:table-cell>
          <table:table-cell table:style-name="ce16" table:formula="of:=STDEV([.I4:.I33])" office:value-type="float" office:value="3.70910653181704" calcext:value-type="float">
            <text:p>3,71</text:p>
          </table:table-cell>
          <table:table-cell table:number-columns-repeated="55"/>
        </table:table-row>
        <table:table-row table:style-name="ro1">
          <table:table-cell table:style-name="ce14" office:value-type="string" calcext:value-type="string" table:number-columns-spanned="1" table:number-rows-spanned="2">
            <text:p><text:span text:style-name="T2">IC - 95% (0,475) </text:span>- Tabela normal </text:p>
            <text:p>Padrão - Zc = 1,96</text:p>
          </table:table-cell>
          <table:table-cell table:style-name="ce16" table:formula="of:=[.B34]-(1.96*([.B35]/SQRT(30)))" office:value-type="float" office:value="4.88263564145008" calcext:value-type="float">
            <text:p>4,88</text:p>
          </table:table-cell>
          <table:table-cell table:style-name="ce16" table:formula="of:=[.C34]-(1.96*([.C35]/SQRT(30)))" office:value-type="float" office:value="63.826255035632" calcext:value-type="float">
            <text:p>63,83</text:p>
          </table:table-cell>
          <table:table-cell table:style-name="ce16" table:formula="of:=[.D34]-(1.96*([.D35]/SQRT(30)))" office:value-type="float" office:value="20" calcext:value-type="float">
            <text:p>20,00</text:p>
          </table:table-cell>
          <table:table-cell table:style-name="ce16" table:formula="of:=[.E34]-(1.96*([.E35]/SQRT(30)))" office:value-type="float" office:value="20.9420850118773" calcext:value-type="float">
            <text:p>20,94</text:p>
          </table:table-cell>
          <table:table-cell table:style-name="ce16" table:formula="of:=[.F34]-(1.96*([.F35]/SQRT(30)))" office:value-type="float" office:value="25.8009726826937" calcext:value-type="float">
            <text:p>25,80</text:p>
          </table:table-cell>
          <table:table-cell table:style-name="ce16" table:formula="of:=[.G34]-(1.96*([.G35]/SQRT(30)))" office:value-type="float" office:value="12.6206760952857" calcext:value-type="float">
            <text:p>12,62</text:p>
          </table:table-cell>
          <table:table-cell table:style-name="ce16" table:formula="of:=[.H34]-(1.96*([.H35]/SQRT(30)))" office:value-type="float" office:value="15.1323032935212" calcext:value-type="float">
            <text:p>15,13</text:p>
          </table:table-cell>
          <table:table-cell table:style-name="ce16" table:formula="of:=[.I34]-(1.96*([.I35]/SQRT(30)))" office:value-type="float" office:value="9.70604660709825" calcext:value-type="float">
            <text:p>9,71</text:p>
          </table:table-cell>
          <table:table-cell table:number-columns-repeated="55"/>
        </table:table-row>
        <table:table-row table:style-name="ro1">
          <table:covered-table-cell/>
          <table:table-cell table:style-name="ce16" table:formula="of:=[.B34]+(1.96*([.B35]/SQRT(30)))" office:value-type="float" office:value="5.31736435854991" calcext:value-type="float">
            <text:p>5,32</text:p>
          </table:table-cell>
          <table:table-cell table:style-name="ce16" table:formula="of:=[.C34]+(1.96*([.C35]/SQRT(30)))" office:value-type="float" office:value="66.173744964368" calcext:value-type="float">
            <text:p>66,17</text:p>
          </table:table-cell>
          <table:table-cell table:style-name="ce16" table:formula="of:=[.D34]+(1.96*([.D35]/SQRT(30)))" office:value-type="float" office:value="20" calcext:value-type="float">
            <text:p>20,00</text:p>
          </table:table-cell>
          <table:table-cell table:style-name="ce16" table:formula="of:=[.E34]+(1.96*([.E35]/SQRT(30)))" office:value-type="float" office:value="21.7245816547893" calcext:value-type="float">
            <text:p>21,72</text:p>
          </table:table-cell>
          <table:table-cell table:style-name="ce16" table:formula="of:=[.F34]+(1.96*([.F35]/SQRT(30)))" office:value-type="float" office:value="27.265693983973" calcext:value-type="float">
            <text:p>27,27</text:p>
          </table:table-cell>
          <table:table-cell table:style-name="ce16" table:formula="of:=[.G34]+(1.96*([.G35]/SQRT(30)))" office:value-type="float" office:value="14.5793239047143" calcext:value-type="float">
            <text:p>14,58</text:p>
          </table:table-cell>
          <table:table-cell table:style-name="ce16" table:formula="of:=[.H34]+(1.96*([.H35]/SQRT(30)))" office:value-type="float" office:value="16.2010300398121" calcext:value-type="float">
            <text:p>16,20</text:p>
          </table:table-cell>
          <table:table-cell table:style-name="ce16" table:formula="of:=[.I34]+(1.96*([.I35]/SQRT(30)))" office:value-type="float" office:value="12.3606200595684" calcext:value-type="float">
            <text:p>12,36</text:p>
          </table:table-cell>
          <table:table-cell table:number-columns-repeated="55"/>
        </table:table-row>
        <table:table-row table:style-name="ro1">
          <table:table-cell table:number-columns-repeated="3"/>
          <table:table-cell table:style-name="ce16" table:formula="of:=[.D34]-[.D36]" office:value-type="float" office:value="0" calcext:value-type="float">
            <text:p>0,00</text:p>
          </table:table-cell>
          <table:table-cell table:style-name="ce16" table:formula="of:=[.E34]-[.E36]" office:value-type="float" office:value="0.391248321456011" calcext:value-type="float">
            <text:p>0,39</text:p>
          </table:table-cell>
          <table:table-cell table:style-name="ce16" table:formula="of:=[.F34]-[.F36]" office:value-type="float" office:value="0.732360650639674" calcext:value-type="float">
            <text:p>0,73</text:p>
          </table:table-cell>
          <table:table-cell table:style-name="ce16" table:formula="of:=[.G34]-[.G36]" office:value-type="float" office:value="0.979323904714281" calcext:value-type="float">
            <text:p>0,98</text:p>
          </table:table-cell>
          <table:table-cell table:style-name="ce16" table:formula="of:=[.H34]-[.H36]" office:value-type="float" office:value="0.534363373145453" calcext:value-type="float">
            <text:p>0,53</text:p>
          </table:table-cell>
          <table:table-cell table:style-name="ce16" table:formula="of:=[.I34]-[.I36]" office:value-type="float" office:value="1.32728672623508" calcext:value-type="float">
            <text:p>1,33</text:p>
          </table:table-cell>
          <table:table-cell table:number-columns-repeated="55"/>
        </table:table-row>
        <table:table-row table:style-name="ro1">
          <table:table-cell table:number-columns-repeated="6"/>
          <table:table-cell table:style-name="ce16" table:number-columns-repeated="3"/>
          <table:table-cell table:number-columns-repeated="55"/>
        </table:table-row>
        <table:table-row table:style-name="ro1">
          <table:table-cell table:style-name="ce11" office:value-type="string" calcext:value-type="string" table:number-columns-spanned="1" table:number-rows-spanned="3">
            <text:p>Instância com 20 Processos</text:p>
          </table:table-cell>
          <table:table-cell table:style-name="ce11" office:value-type="string" calcext:value-type="string" table:number-columns-spanned="2" table:number-rows-spanned="1">
            <text:p>Arquivo Gerado</text:p>
          </table:table-cell>
          <table:covered-table-cell table:style-name="ce12"/>
          <table:table-cell table:style-name="ce11" office:value-type="string" calcext:value-type="string" table:number-columns-spanned="6" table:number-rows-spanned="1">
            <text:p>Resultados Aferidos</text:p>
          </table:table-cell>
          <table:covered-table-cell table:number-columns-repeated="2" table:style-name="ce11"/>
          <table:covered-table-cell table:number-columns-repeated="3" table:style-name="ce12"/>
          <table:table-cell table:number-columns-repeated="55"/>
        </table:table-row>
        <table:table-row table:style-name="ro1">
          <table:covered-table-cell table:style-name="ce12"/>
          <table:table-cell table:style-name="ce11" office:value-type="string" calcext:value-type="string" table:number-columns-spanned="1" table:number-rows-spanned="2">
            <text:p>Tempo Médio de Execução</text:p>
          </table:table-cell>
          <table:table-cell table:style-name="ce11" office:value-type="string" calcext:value-type="string" table:number-columns-spanned="1" table:number-rows-spanned="2">
            <text:p>Tempo Médio de Deadline</text:p>
          </table:table-cell>
          <table:table-cell table:style-name="ce11" office:value-type="string" calcext:value-type="string" table:number-columns-spanned="3" table:number-rows-spanned="1">
            <text:p>Trocas de Contexto</text:p>
          </table:table-cell>
          <table:covered-table-cell table:number-columns-repeated="2" table:style-name="ce12"/>
          <table:table-cell table:style-name="ce11" office:value-type="string" calcext:value-type="string" table:number-columns-spanned="3" table:number-rows-spanned="1">
            <text:p>Cumprimento de Deadline</text:p>
          </table:table-cell>
          <table:covered-table-cell table:number-columns-repeated="2" table:style-name="ce12"/>
          <table:table-cell table:number-columns-repeated="55"/>
        </table:table-row>
        <table:table-row table:style-name="ro1">
          <table:covered-table-cell table:number-columns-repeated="3" table:style-name="ce12"/>
          <table:table-cell table:style-name="ce12" office:value-type="string" calcext:value-type="string">
            <text:p>FCFS</text:p>
          </table:table-cell>
          <table:table-cell table:style-name="ce12" office:value-type="string" calcext:value-type="string">
            <text:p>SRTN</text:p>
          </table:table-cell>
          <table:table-cell table:style-name="ce12" office:value-type="string" calcext:value-type="string">
            <text:p>RR – q7</text:p>
          </table:table-cell>
          <table:table-cell table:style-name="ce12" office:value-type="string" calcext:value-type="string">
            <text:p>FCFS</text:p>
          </table:table-cell>
          <table:table-cell table:style-name="ce12" office:value-type="string" calcext:value-type="string">
            <text:p>SRTN</text:p>
          </table:table-cell>
          <table:table-cell table:style-name="ce12" office:value-type="string" calcext:value-type="string">
            <text:p>RR – q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S0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S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S2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S3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S4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S5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S6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7" calcext:value-type="float">
            <text:p>1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S7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S8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S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S10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S11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S12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S13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S14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S15</text:p>
          </table:table-cell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S16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S17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S18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S19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S20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S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S22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S23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S24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S25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S26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S27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S28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S29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55"/>
        </table:table-row>
        <table:table-row table:style-name="ro1">
          <table:table-cell table:style-name="ce13" office:value-type="string" calcext:value-type="string">
            <text:p>Média</text:p>
          </table:table-cell>
          <table:table-cell table:style-name="ce15" table:formula="of:=AVERAGE([.B43:.B72])" office:value-type="float" office:value="5.1" calcext:value-type="float">
            <text:p>5,10</text:p>
          </table:table-cell>
          <table:table-cell table:style-name="ce15" table:formula="of:=AVERAGE([.C43:.C72])" office:value-type="float" office:value="65" calcext:value-type="float">
            <text:p>65,00</text:p>
          </table:table-cell>
          <table:table-cell table:style-name="ce15" table:formula="of:=AVERAGE([.D43:.D72])" office:value-type="float" office:value="20" calcext:value-type="float">
            <text:p>20,00</text:p>
          </table:table-cell>
          <table:table-cell table:style-name="ce15" table:formula="of:=AVERAGE([.E43:.E72])" office:value-type="float" office:value="21.3333333333333" calcext:value-type="float">
            <text:p>21,33</text:p>
          </table:table-cell>
          <table:table-cell table:style-name="ce15" table:formula="of:=AVERAGE([.F43:.F72])" office:value-type="float" office:value="26.5333333333333" calcext:value-type="float">
            <text:p>26,53</text:p>
          </table:table-cell>
          <table:table-cell table:style-name="ce15" table:formula="of:=AVERAGE([.G43:.G72])" office:value-type="float" office:value="13.6" calcext:value-type="float">
            <text:p>13,60</text:p>
          </table:table-cell>
          <table:table-cell table:style-name="ce15" table:formula="of:=AVERAGE([.H43:.H72])" office:value-type="float" office:value="15.6666666666667" calcext:value-type="float">
            <text:p>15,67</text:p>
          </table:table-cell>
          <table:table-cell table:style-name="ce15" table:formula="of:=AVERAGE([.I43:.I72])" office:value-type="float" office:value="11.0333333333333" calcext:value-type="float">
            <text:p>11,03</text:p>
          </table:table-cell>
          <table:table-cell table:number-columns-repeated="55"/>
        </table:table-row>
        <table:table-row table:style-name="ro1">
          <table:table-cell table:style-name="ce13" office:value-type="string" calcext:value-type="string">
            <text:p>Desvio padrão</text:p>
          </table:table-cell>
          <table:table-cell table:style-name="ce16" table:formula="of:=STDEV([.B43:.B72])" office:value-type="float" office:value="0.607425318241987" calcext:value-type="float">
            <text:p>0,61</text:p>
          </table:table-cell>
          <table:table-cell table:style-name="ce16" table:formula="of:=STDEV([.C43:.C72])" office:value-type="float" office:value="3.2800336415432" calcext:value-type="float">
            <text:p>3,28</text:p>
          </table:table-cell>
          <table:table-cell table:style-name="ce16" table:formula="of:=STDEV([.D43:.D72])" office:value-type="float" office:value="0" calcext:value-type="float">
            <text:p>0,00</text:p>
          </table:table-cell>
          <table:table-cell table:style-name="ce16" table:formula="of:=STDEV([.E43:.E72])" office:value-type="float" office:value="1.09334454718107" calcext:value-type="float">
            <text:p>1,09</text:p>
          </table:table-cell>
          <table:table-cell table:style-name="ce16" table:formula="of:=STDEV([.F43:.F72])" office:value-type="float" office:value="2.04658392134953" calcext:value-type="float">
            <text:p>2,05</text:p>
          </table:table-cell>
          <table:table-cell table:style-name="ce16" table:formula="of:=STDEV([.G43:.G72])" office:value-type="float" office:value="2.7367234373268" calcext:value-type="float">
            <text:p>2,74</text:p>
          </table:table-cell>
          <table:table-cell table:style-name="ce16" table:formula="of:=STDEV([.H43:.H72])" office:value-type="float" office:value="1.49327996620569" calcext:value-type="float">
            <text:p>1,49</text:p>
          </table:table-cell>
          <table:table-cell table:style-name="ce16" table:formula="of:=STDEV([.I43:.I72])" office:value-type="float" office:value="3.70910653181704" calcext:value-type="float">
            <text:p>3,71</text:p>
          </table:table-cell>
          <table:table-cell table:number-columns-repeated="55"/>
        </table:table-row>
        <table:table-row table:style-name="ro1">
          <table:table-cell table:style-name="ce14" office:value-type="string" calcext:value-type="string" table:number-columns-spanned="1" table:number-rows-spanned="2">
            <text:p><text:span text:style-name="T2">IC - 95% (0,475) </text:span>- Tabela normal </text:p>
            <text:p>Padrão - Zc = 1,96</text:p>
          </table:table-cell>
          <table:table-cell table:style-name="ce16" table:formula="of:=[.B73]-(1.96*([.B74]/SQRT(30)))" office:value-type="float" office:value="4.88263564145008" calcext:value-type="float">
            <text:p>4,88</text:p>
          </table:table-cell>
          <table:table-cell table:style-name="ce16" table:formula="of:=[.C73]-(1.96*([.C74]/SQRT(30)))" office:value-type="float" office:value="63.826255035632" calcext:value-type="float">
            <text:p>63,83</text:p>
          </table:table-cell>
          <table:table-cell table:style-name="ce16" table:formula="of:=[.D73]-(1.96*([.D74]/SQRT(30)))" office:value-type="float" office:value="20" calcext:value-type="float">
            <text:p>20,00</text:p>
          </table:table-cell>
          <table:table-cell table:style-name="ce16" table:formula="of:=[.E73]-(1.96*([.E74]/SQRT(30)))" office:value-type="float" office:value="20.9420850118773" calcext:value-type="float">
            <text:p>20,94</text:p>
          </table:table-cell>
          <table:table-cell table:style-name="ce16" table:formula="of:=[.F73]-(1.96*([.F74]/SQRT(30)))" office:value-type="float" office:value="25.8009726826937" calcext:value-type="float">
            <text:p>25,80</text:p>
          </table:table-cell>
          <table:table-cell table:style-name="ce16" table:formula="of:=[.G73]-(1.96*([.G74]/SQRT(30)))" office:value-type="float" office:value="12.6206760952857" calcext:value-type="float">
            <text:p>12,62</text:p>
          </table:table-cell>
          <table:table-cell table:style-name="ce16" table:formula="of:=[.H73]-(1.96*([.H74]/SQRT(30)))" office:value-type="float" office:value="15.1323032935212" calcext:value-type="float">
            <text:p>15,13</text:p>
          </table:table-cell>
          <table:table-cell table:style-name="ce16" table:formula="of:=[.I73]-(1.96*([.I74]/SQRT(30)))" office:value-type="float" office:value="9.70604660709825" calcext:value-type="float">
            <text:p>9,71</text:p>
          </table:table-cell>
          <table:table-cell table:number-columns-repeated="55"/>
        </table:table-row>
        <table:table-row table:style-name="ro1">
          <table:covered-table-cell/>
          <table:table-cell table:style-name="ce16" table:formula="of:=[.B73]+(1.96*([.B74]/SQRT(30)))" office:value-type="float" office:value="5.31736435854991" calcext:value-type="float">
            <text:p>5,32</text:p>
          </table:table-cell>
          <table:table-cell table:style-name="ce16" table:formula="of:=[.C73]+(1.96*([.C74]/SQRT(30)))" office:value-type="float" office:value="66.173744964368" calcext:value-type="float">
            <text:p>66,17</text:p>
          </table:table-cell>
          <table:table-cell table:style-name="ce16" table:formula="of:=[.D73]+(1.96*([.D74]/SQRT(30)))" office:value-type="float" office:value="20" calcext:value-type="float">
            <text:p>20,00</text:p>
          </table:table-cell>
          <table:table-cell table:style-name="ce16" table:formula="of:=[.E73]+(1.96*([.E74]/SQRT(30)))" office:value-type="float" office:value="21.7245816547893" calcext:value-type="float">
            <text:p>21,72</text:p>
          </table:table-cell>
          <table:table-cell table:style-name="ce16" table:formula="of:=[.F73]+(1.96*([.F74]/SQRT(30)))" office:value-type="float" office:value="27.265693983973" calcext:value-type="float">
            <text:p>27,27</text:p>
          </table:table-cell>
          <table:table-cell table:style-name="ce16" table:formula="of:=[.G73]+(1.96*([.G74]/SQRT(30)))" office:value-type="float" office:value="14.5793239047143" calcext:value-type="float">
            <text:p>14,58</text:p>
          </table:table-cell>
          <table:table-cell table:style-name="ce16" table:formula="of:=[.H73]+(1.96*([.H74]/SQRT(30)))" office:value-type="float" office:value="16.2010300398121" calcext:value-type="float">
            <text:p>16,20</text:p>
          </table:table-cell>
          <table:table-cell table:style-name="ce16" table:formula="of:=[.I73]+(1.96*([.I74]/SQRT(30)))" office:value-type="float" office:value="12.3606200595684" calcext:value-type="float">
            <text:p>12,36</text:p>
          </table:table-cell>
          <table:table-cell table:number-columns-repeated="55"/>
        </table:table-row>
        <table:table-row table:style-name="ro1">
          <table:table-cell table:number-columns-repeated="3"/>
          <table:table-cell table:style-name="ce16" table:formula="of:=[.D73]-[.D75]" office:value-type="float" office:value="0" calcext:value-type="float">
            <text:p>0,00</text:p>
          </table:table-cell>
          <table:table-cell table:style-name="ce16" table:formula="of:=[.E73]-[.E75]" office:value-type="float" office:value="0.391248321456011" calcext:value-type="float">
            <text:p>0,39</text:p>
          </table:table-cell>
          <table:table-cell table:style-name="ce16" table:formula="of:=[.F73]-[.F75]" office:value-type="float" office:value="0.732360650639674" calcext:value-type="float">
            <text:p>0,73</text:p>
          </table:table-cell>
          <table:table-cell table:style-name="ce16" table:formula="of:=[.G73]-[.G75]" office:value-type="float" office:value="0.979323904714281" calcext:value-type="float">
            <text:p>0,98</text:p>
          </table:table-cell>
          <table:table-cell table:style-name="ce16" table:formula="of:=[.H73]-[.H75]" office:value-type="float" office:value="0.534363373145453" calcext:value-type="float">
            <text:p>0,53</text:p>
          </table:table-cell>
          <table:table-cell table:style-name="ce16" table:formula="of:=[.I73]-[.I75]" office:value-type="float" office:value="1.32728672623508" calcext:value-type="float">
            <text:p>1,33</text:p>
          </table:table-cell>
          <table:table-cell table:number-columns-repeated="55"/>
        </table:table-row>
      </table:table>
      <table:table table:name="med_instanc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number-columns-repeated="55" table:default-cell-style-name="Default"/>
        <table:table-row table:style-name="ro1">
          <table:table-cell table:style-name="ce11" office:value-type="string" calcext:value-type="string" table:number-columns-spanned="1" table:number-rows-spanned="3">
            <text:p>Instância com 50 Processos</text:p>
          </table:table-cell>
          <table:table-cell table:style-name="ce11" office:value-type="string" calcext:value-type="string" table:number-columns-spanned="2" table:number-rows-spanned="1">
            <text:p>Arquivo Gerado</text:p>
          </table:table-cell>
          <table:covered-table-cell table:style-name="ce12"/>
          <table:table-cell table:style-name="ce11" office:value-type="string" calcext:value-type="string" table:number-columns-spanned="6" table:number-rows-spanned="1">
            <text:p>Resultados Aferidos</text:p>
          </table:table-cell>
          <table:covered-table-cell table:number-columns-repeated="2" table:style-name="ce11"/>
          <table:covered-table-cell table:number-columns-repeated="3" table:style-name="ce12"/>
          <table:table-cell table:style-name="ce12" table:number-columns-repeated="55"/>
        </table:table-row>
        <table:table-row table:style-name="ro1">
          <table:covered-table-cell table:style-name="ce12"/>
          <table:table-cell table:style-name="ce11" office:value-type="string" calcext:value-type="string" table:number-columns-spanned="1" table:number-rows-spanned="2">
            <text:p>Tempo Médio de Execução</text:p>
          </table:table-cell>
          <table:table-cell table:style-name="ce11" office:value-type="string" calcext:value-type="string" table:number-columns-spanned="1" table:number-rows-spanned="2">
            <text:p>Tempo Médio de Deadline</text:p>
          </table:table-cell>
          <table:table-cell table:style-name="ce11" office:value-type="string" calcext:value-type="string" table:number-columns-spanned="3" table:number-rows-spanned="1">
            <text:p>Trocas de Contexto</text:p>
          </table:table-cell>
          <table:covered-table-cell table:number-columns-repeated="2" table:style-name="ce12"/>
          <table:table-cell table:style-name="ce11" office:value-type="string" calcext:value-type="string" table:number-columns-spanned="3" table:number-rows-spanned="1">
            <text:p>Cumprimento de Deadline</text:p>
          </table:table-cell>
          <table:covered-table-cell table:number-columns-repeated="2" table:style-name="ce12"/>
          <table:table-cell table:style-name="ce12" table:number-columns-repeated="55"/>
        </table:table-row>
        <table:table-row table:style-name="ro1">
          <table:covered-table-cell table:number-columns-repeated="3" table:style-name="ce12"/>
          <table:table-cell table:style-name="ce12" office:value-type="string" calcext:value-type="string">
            <text:p>FCFS</text:p>
          </table:table-cell>
          <table:table-cell table:style-name="ce12" office:value-type="string" calcext:value-type="string">
            <text:p>SRTN</text:p>
          </table:table-cell>
          <table:table-cell table:style-name="ce12" office:value-type="string" calcext:value-type="string">
            <text:p>RR – q7</text:p>
          </table:table-cell>
          <table:table-cell table:style-name="ce12" office:value-type="string" calcext:value-type="string">
            <text:p>FCFS</text:p>
          </table:table-cell>
          <table:table-cell table:style-name="ce12" office:value-type="string" calcext:value-type="string">
            <text:p>SRTN</text:p>
          </table:table-cell>
          <table:table-cell table:style-name="ce12" office:value-type="string" calcext:value-type="string">
            <text:p>RR – q7</text:p>
          </table:table-cell>
          <table:table-cell table:style-name="ce12" table:number-columns-repeated="55"/>
        </table:table-row>
        <table:table-row table:style-name="ro1">
          <table:table-cell office:value-type="string" calcext:value-type="string">
            <text:p>inputM0</text:p>
          </table:table-cell>
          <table:table-cell office:value-type="float" office:value="5" calcext:value-type="float">
            <text:p>5</text:p>
          </table:table-cell>
          <table:table-cell office:value-type="float" office:value="129" calcext:value-type="float">
            <text:p>12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M1</text:p>
          </table:table-cell>
          <table:table-cell office:value-type="float" office:value="5" calcext:value-type="float">
            <text:p>5</text:p>
          </table:table-cell>
          <table:table-cell office:value-type="float" office:value="129" calcext:value-type="float">
            <text:p>12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M2</text:p>
          </table:table-cell>
          <table:table-cell office:value-type="float" office:value="6" calcext:value-type="float">
            <text:p>6</text:p>
          </table:table-cell>
          <table:table-cell office:value-type="float" office:value="129" calcext:value-type="float">
            <text:p>129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M3</text:p>
          </table:table-cell>
          <table:table-cell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M4</text:p>
          </table:table-cell>
          <table:table-cell office:value-type="float" office:value="5" calcext:value-type="float">
            <text:p>5</text:p>
          </table:table-cell>
          <table:table-cell office:value-type="float" office:value="126" calcext:value-type="float">
            <text:p>12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M5</text:p>
          </table:table-cell>
          <table:table-cell office:value-type="float" office:value="5" calcext:value-type="float">
            <text:p>5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M6</text:p>
          </table:table-cell>
          <table:table-cell office:value-type="float" office:value="5" calcext:value-type="float">
            <text:p>5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M7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M8</text:p>
          </table:table-cell>
          <table:table-cell office:value-type="float" office:value="5" calcext:value-type="float">
            <text:p>5</text:p>
          </table:table-cell>
          <table:table-cell office:value-type="float" office:value="124" calcext:value-type="float">
            <text:p>124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M9</text:p>
          </table:table-cell>
          <table:table-cell office:value-type="float" office:value="6" calcext:value-type="float">
            <text:p>6</text:p>
          </table:table-cell>
          <table:table-cell office:value-type="float" office:value="119" calcext:value-type="float">
            <text:p>119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M10</text:p>
          </table:table-cell>
          <table:table-cell office:value-type="float" office:value="5" calcext:value-type="float">
            <text:p>5</text:p>
          </table:table-cell>
          <table:table-cell office:value-type="float" office:value="133" calcext:value-type="float">
            <text:p>133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M11</text:p>
          </table:table-cell>
          <table:table-cell office:value-type="float" office:value="5" calcext:value-type="float">
            <text:p>5</text:p>
          </table:table-cell>
          <table:table-cell office:value-type="float" office:value="124" calcext:value-type="float">
            <text:p>124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M12</text:p>
          </table:table-cell>
          <table:table-cell office:value-type="float" office:value="5" calcext:value-type="float">
            <text:p>5</text:p>
          </table:table-cell>
          <table:table-cell office:value-type="float" office:value="126" calcext:value-type="float">
            <text:p>12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M13</text:p>
          </table:table-cell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M14</text:p>
          </table:table-cell>
          <table:table-cell office:value-type="float" office:value="5" calcext:value-type="float">
            <text:p>5</text:p>
          </table:table-cell>
          <table:table-cell office:value-type="float" office:value="126" calcext:value-type="float">
            <text:p>126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M15</text:p>
          </table:table-cell>
          <table:table-cell office:value-type="float" office:value="5" calcext:value-type="float">
            <text:p>5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M16</text:p>
          </table:table-cell>
          <table:table-cell office:value-type="float" office:value="5" calcext:value-type="float">
            <text:p>5</text:p>
          </table:table-cell>
          <table:table-cell office:value-type="float" office:value="127" calcext:value-type="float">
            <text:p>127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M17</text:p>
          </table:table-cell>
          <table:table-cell office:value-type="float" office:value="5" calcext:value-type="float">
            <text:p>5</text:p>
          </table:table-cell>
          <table:table-cell office:value-type="float" office:value="119" calcext:value-type="float">
            <text:p>11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M18</text:p>
          </table:table-cell>
          <table:table-cell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M19</text:p>
          </table:table-cell>
          <table:table-cell office:value-type="float" office:value="5" calcext:value-type="float">
            <text:p>5</text:p>
          </table:table-cell>
          <table:table-cell office:value-type="float" office:value="132" calcext:value-type="float">
            <text:p>132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M20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M21</text:p>
          </table:table-cell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M22</text:p>
          </table:table-cell>
          <table:table-cell office:value-type="float" office:value="6" calcext:value-type="float">
            <text:p>6</text:p>
          </table:table-cell>
          <table:table-cell office:value-type="float" office:value="133" calcext:value-type="float">
            <text:p>133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M23</text:p>
          </table:table-cell>
          <table:table-cell office:value-type="float" office:value="6" calcext:value-type="float">
            <text:p>6</text:p>
          </table:table-cell>
          <table:table-cell office:value-type="float" office:value="127" calcext:value-type="float">
            <text:p>127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M24</text:p>
          </table:table-cell>
          <table:table-cell office:value-type="float" office:value="5" calcext:value-type="float">
            <text:p>5</text:p>
          </table:table-cell>
          <table:table-cell office:value-type="float" office:value="129" calcext:value-type="float">
            <text:p>12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M25</text:p>
          </table:table-cell>
          <table:table-cell office:value-type="float" office:value="5" calcext:value-type="float">
            <text:p>5</text:p>
          </table:table-cell>
          <table:table-cell office:value-type="float" office:value="126" calcext:value-type="float">
            <text:p>12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M26</text:p>
          </table:table-cell>
          <table:table-cell office:value-type="float" office:value="5" calcext:value-type="float">
            <text:p>5</text:p>
          </table:table-cell>
          <table:table-cell office:value-type="float" office:value="127" calcext:value-type="float">
            <text:p>12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M27</text:p>
          </table:table-cell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M28</text:p>
          </table:table-cell>
          <table:table-cell office:value-type="float" office:value="5" calcext:value-type="float">
            <text:p>5</text:p>
          </table:table-cell>
          <table:table-cell office:value-type="float" office:value="127" calcext:value-type="float">
            <text:p>12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M29</text:p>
          </table:table-cell>
          <table:table-cell office:value-type="float" office:value="5" calcext:value-type="float">
            <text:p>5</text:p>
          </table:table-cell>
          <table:table-cell office:value-type="float" office:value="126" calcext:value-type="float">
            <text:p>12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table:number-columns-repeated="55"/>
        </table:table-row>
        <table:table-row table:style-name="ro1">
          <table:table-cell table:style-name="ce13" office:value-type="string" calcext:value-type="string">
            <text:p>Média</text:p>
          </table:table-cell>
          <table:table-cell table:style-name="ce15" table:formula="of:=AVERAGE([.B4:.B33])" office:value-type="float" office:value="5.16666666666667" calcext:value-type="float">
            <text:p>5,17</text:p>
          </table:table-cell>
          <table:table-cell table:style-name="ce15" table:formula="of:=AVERAGE([.C4:.C33])" office:value-type="float" office:value="126.133333333333" calcext:value-type="float">
            <text:p>126,13</text:p>
          </table:table-cell>
          <table:table-cell table:style-name="ce15" table:formula="of:=AVERAGE([.D4:.D33])" office:value-type="float" office:value="50" calcext:value-type="float">
            <text:p>50,00</text:p>
          </table:table-cell>
          <table:table-cell table:style-name="ce15" table:formula="of:=AVERAGE([.E4:.E33])" office:value-type="float" office:value="52.5666666666667" calcext:value-type="float">
            <text:p>52,57</text:p>
          </table:table-cell>
          <table:table-cell table:style-name="ce15" table:formula="of:=AVERAGE([.F4:.F33])" office:value-type="float" office:value="65.6" calcext:value-type="float">
            <text:p>65,60</text:p>
          </table:table-cell>
          <table:table-cell table:style-name="ce15" table:formula="of:=AVERAGE([.G4:.G33])" office:value-type="float" office:value="20.6666666666667" calcext:value-type="float">
            <text:p>20,67</text:p>
          </table:table-cell>
          <table:table-cell table:style-name="ce15" table:formula="of:=AVERAGE([.H4:.H33])" office:value-type="float" office:value="32.1333333333333" calcext:value-type="float">
            <text:p>32,13</text:p>
          </table:table-cell>
          <table:table-cell table:style-name="ce15" table:formula="of:=AVERAGE([.I4:.I33])" office:value-type="float" office:value="16.9" calcext:value-type="float">
            <text:p>16,90</text:p>
          </table:table-cell>
          <table:table-cell table:number-columns-repeated="55"/>
        </table:table-row>
        <table:table-row table:style-name="ro1">
          <table:table-cell table:style-name="ce13" office:value-type="string" calcext:value-type="string">
            <text:p>Desvio padrão</text:p>
          </table:table-cell>
          <table:table-cell table:style-name="ce16" table:formula="of:=STDEV([.B4:.B33])" office:value-type="float" office:value="0.379049021789452" calcext:value-type="float">
            <text:p>0,38</text:p>
          </table:table-cell>
          <table:table-cell table:style-name="ce16" table:formula="of:=STDEV([.C4:.C33])" office:value-type="float" office:value="3.76676329852653" calcext:value-type="float">
            <text:p>3,77</text:p>
          </table:table-cell>
          <table:table-cell table:style-name="ce16" table:formula="of:=STDEV([.D4:.D33])" office:value-type="float" office:value="0" calcext:value-type="float">
            <text:p>0,00</text:p>
          </table:table-cell>
          <table:table-cell table:style-name="ce16" table:formula="of:=STDEV([.E4:.E33])" office:value-type="float" office:value="1.63334506212068" calcext:value-type="float">
            <text:p>1,63</text:p>
          </table:table-cell>
          <table:table-cell table:style-name="ce16" table:formula="of:=STDEV([.F4:.F33])" office:value-type="float" office:value="2.8478667152074" calcext:value-type="float">
            <text:p>2,85</text:p>
          </table:table-cell>
          <table:table-cell table:style-name="ce16" table:formula="of:=STDEV([.G4:.G33])" office:value-type="float" office:value="6.25511285122892" calcext:value-type="float">
            <text:p>6,26</text:p>
          </table:table-cell>
          <table:table-cell table:style-name="ce16" table:formula="of:=STDEV([.H4:.H33])" office:value-type="float" office:value="2.72578154984424" calcext:value-type="float">
            <text:p>2,73</text:p>
          </table:table-cell>
          <table:table-cell table:style-name="ce16" table:formula="of:=STDEV([.I4:.I33])" office:value-type="float" office:value="5.2348303005792" calcext:value-type="float">
            <text:p>5,23</text:p>
          </table:table-cell>
          <table:table-cell table:number-columns-repeated="55"/>
        </table:table-row>
        <table:table-row table:style-name="ro1">
          <table:table-cell table:style-name="ce14" office:value-type="string" calcext:value-type="string" table:number-columns-spanned="1" table:number-rows-spanned="2">
            <text:p><text:span text:style-name="T2">IC - 95% (0,475) </text:span>- Tabela normal </text:p>
            <text:p>Padrão - Zc = 1,96</text:p>
          </table:table-cell>
          <table:table-cell table:style-name="ce16" table:formula="of:=[.B34]-(1.96*([.B35]/SQRT(30)))" office:value-type="float" office:value="5.03102571623889" calcext:value-type="float">
            <text:p>5,03</text:p>
          </table:table-cell>
          <table:table-cell table:style-name="ce16" table:formula="of:=[.C34]-(1.96*([.C35]/SQRT(30)))" office:value-type="float" office:value="124.785414398108" calcext:value-type="float">
            <text:p>124,79</text:p>
          </table:table-cell>
          <table:table-cell table:style-name="ce16" table:formula="of:=[.D34]-(1.96*([.D35]/SQRT(30)))" office:value-type="float" office:value="50" calcext:value-type="float">
            <text:p>50,00</text:p>
          </table:table-cell>
          <table:table-cell table:style-name="ce16" table:formula="of:=[.E34]-(1.96*([.E35]/SQRT(30)))" office:value-type="float" office:value="51.9821816426541" calcext:value-type="float">
            <text:p>51,98</text:p>
          </table:table-cell>
          <table:table-cell table:style-name="ce16" table:formula="of:=[.F34]-(1.96*([.F35]/SQRT(30)))" office:value-type="float" office:value="64.5809039840843" calcext:value-type="float">
            <text:p>64,58</text:p>
          </table:table-cell>
          <table:table-cell table:style-name="ce16" table:formula="of:=[.G34]-(1.96*([.G35]/SQRT(30)))" office:value-type="float" office:value="18.4283032798724" calcext:value-type="float">
            <text:p>18,43</text:p>
          </table:table-cell>
          <table:table-cell table:style-name="ce16" table:formula="of:=[.H34]-(1.96*([.H35]/SQRT(30)))" office:value-type="float" office:value="31.1579249327684" calcext:value-type="float">
            <text:p>31,16</text:p>
          </table:table-cell>
          <table:table-cell table:style-name="ce16" table:formula="of:=[.I34]-(1.96*([.I35]/SQRT(30)))" office:value-type="float" office:value="15.0267400349787" calcext:value-type="float">
            <text:p>15,03</text:p>
          </table:table-cell>
          <table:table-cell table:number-columns-repeated="55"/>
        </table:table-row>
        <table:table-row table:style-name="ro1">
          <table:covered-table-cell/>
          <table:table-cell table:style-name="ce16" table:formula="of:=[.B34]+(1.96*([.B35]/SQRT(30)))" office:value-type="float" office:value="5.30230761709444" calcext:value-type="float">
            <text:p>5,30</text:p>
          </table:table-cell>
          <table:table-cell table:style-name="ce16" table:formula="of:=[.C34]+(1.96*([.C35]/SQRT(30)))" office:value-type="float" office:value="127.481252268559" calcext:value-type="float">
            <text:p>127,48</text:p>
          </table:table-cell>
          <table:table-cell table:style-name="ce16" table:formula="of:=[.D34]+(1.96*([.D35]/SQRT(30)))" office:value-type="float" office:value="50" calcext:value-type="float">
            <text:p>50,00</text:p>
          </table:table-cell>
          <table:table-cell table:style-name="ce16" table:formula="of:=[.E34]+(1.96*([.E35]/SQRT(30)))" office:value-type="float" office:value="53.1511516906793" calcext:value-type="float">
            <text:p>53,15</text:p>
          </table:table-cell>
          <table:table-cell table:style-name="ce16" table:formula="of:=[.F34]+(1.96*([.F35]/SQRT(30)))" office:value-type="float" office:value="66.6190960159157" calcext:value-type="float">
            <text:p>66,62</text:p>
          </table:table-cell>
          <table:table-cell table:style-name="ce16" table:formula="of:=[.G34]+(1.96*([.G35]/SQRT(30)))" office:value-type="float" office:value="22.9050300534609" calcext:value-type="float">
            <text:p>22,91</text:p>
          </table:table-cell>
          <table:table-cell table:style-name="ce16" table:formula="of:=[.H34]+(1.96*([.H35]/SQRT(30)))" office:value-type="float" office:value="33.1087417338983" calcext:value-type="float">
            <text:p>33,11</text:p>
          </table:table-cell>
          <table:table-cell table:style-name="ce16" table:formula="of:=[.I34]+(1.96*([.I35]/SQRT(30)))" office:value-type="float" office:value="18.7732599650213" calcext:value-type="float">
            <text:p>18,77</text:p>
          </table:table-cell>
          <table:table-cell table:number-columns-repeated="55"/>
        </table:table-row>
        <table:table-row table:style-name="ro1">
          <table:table-cell table:number-columns-repeated="3"/>
          <table:table-cell table:style-name="ce16" table:formula="of:=[.D34]-[.D36]" office:value-type="float" office:value="0" calcext:value-type="float">
            <text:p>0,00</text:p>
          </table:table-cell>
          <table:table-cell table:style-name="ce16" table:formula="of:=[.E34]-[.E36]" office:value-type="float" office:value="0.584485024012608" calcext:value-type="float">
            <text:p>0,58</text:p>
          </table:table-cell>
          <table:table-cell table:style-name="ce16" table:formula="of:=[.F34]-[.F36]" office:value-type="float" office:value="1.01909601591566" calcext:value-type="float">
            <text:p>1,02</text:p>
          </table:table-cell>
          <table:table-cell table:style-name="ce16" table:formula="of:=[.G34]-[.G36]" office:value-type="float" office:value="2.23836338679424" calcext:value-type="float">
            <text:p>2,24</text:p>
          </table:table-cell>
          <table:table-cell table:style-name="ce16" table:formula="of:=[.H34]-[.H36]" office:value-type="float" office:value="0.975408400564973" calcext:value-type="float">
            <text:p>0,98</text:p>
          </table:table-cell>
          <table:table-cell table:style-name="ce16" table:formula="of:=[.I34]-[.I36]" office:value-type="float" office:value="1.87325996502133" calcext:value-type="float">
            <text:p>1,87</text:p>
          </table:table-cell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 table:style-name="ce11" office:value-type="string" calcext:value-type="string" table:number-columns-spanned="1" table:number-rows-spanned="3">
            <text:p>Instância com 50 Processos</text:p>
          </table:table-cell>
          <table:table-cell table:style-name="ce11" office:value-type="string" calcext:value-type="string" table:number-columns-spanned="2" table:number-rows-spanned="1">
            <text:p>Arquivo Gerado</text:p>
          </table:table-cell>
          <table:covered-table-cell table:style-name="ce12"/>
          <table:table-cell table:style-name="ce11" office:value-type="string" calcext:value-type="string" table:number-columns-spanned="6" table:number-rows-spanned="1">
            <text:p>Resultados Aferidos</text:p>
          </table:table-cell>
          <table:covered-table-cell table:number-columns-repeated="2" table:style-name="ce11"/>
          <table:covered-table-cell table:number-columns-repeated="3" table:style-name="ce12"/>
          <table:table-cell table:number-columns-repeated="55"/>
        </table:table-row>
        <table:table-row table:style-name="ro1">
          <table:covered-table-cell table:style-name="ce12"/>
          <table:table-cell table:style-name="ce11" office:value-type="string" calcext:value-type="string" table:number-columns-spanned="1" table:number-rows-spanned="2">
            <text:p>Tempo Médio de Execução</text:p>
          </table:table-cell>
          <table:table-cell table:style-name="ce11" office:value-type="string" calcext:value-type="string" table:number-columns-spanned="1" table:number-rows-spanned="2">
            <text:p>Tempo Médio de Deadline</text:p>
          </table:table-cell>
          <table:table-cell table:style-name="ce11" office:value-type="string" calcext:value-type="string" table:number-columns-spanned="3" table:number-rows-spanned="1">
            <text:p>Trocas de Contexto</text:p>
          </table:table-cell>
          <table:covered-table-cell table:number-columns-repeated="2" table:style-name="ce12"/>
          <table:table-cell table:style-name="ce11" office:value-type="string" calcext:value-type="string" table:number-columns-spanned="3" table:number-rows-spanned="1">
            <text:p>Cumprimento de Deadline</text:p>
          </table:table-cell>
          <table:covered-table-cell table:number-columns-repeated="2" table:style-name="ce12"/>
          <table:table-cell table:number-columns-repeated="55"/>
        </table:table-row>
        <table:table-row table:style-name="ro1">
          <table:covered-table-cell table:number-columns-repeated="3" table:style-name="ce12"/>
          <table:table-cell table:style-name="ce12" office:value-type="string" calcext:value-type="string">
            <text:p>FCFS</text:p>
          </table:table-cell>
          <table:table-cell table:style-name="ce12" office:value-type="string" calcext:value-type="string">
            <text:p>SRTN</text:p>
          </table:table-cell>
          <table:table-cell table:style-name="ce12" office:value-type="string" calcext:value-type="string">
            <text:p>RR – q7</text:p>
          </table:table-cell>
          <table:table-cell table:style-name="ce12" office:value-type="string" calcext:value-type="string">
            <text:p>FCFS</text:p>
          </table:table-cell>
          <table:table-cell table:style-name="ce12" office:value-type="string" calcext:value-type="string">
            <text:p>SRTN</text:p>
          </table:table-cell>
          <table:table-cell table:style-name="ce12" office:value-type="string" calcext:value-type="string">
            <text:p>RR – q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M0</text:p>
          </table:table-cell>
          <table:table-cell office:value-type="float" office:value="5" calcext:value-type="float">
            <text:p>5</text:p>
          </table:table-cell>
          <table:table-cell office:value-type="float" office:value="129" calcext:value-type="float">
            <text:p>12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M1</text:p>
          </table:table-cell>
          <table:table-cell office:value-type="float" office:value="5" calcext:value-type="float">
            <text:p>5</text:p>
          </table:table-cell>
          <table:table-cell office:value-type="float" office:value="129" calcext:value-type="float">
            <text:p>12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M2</text:p>
          </table:table-cell>
          <table:table-cell office:value-type="float" office:value="6" calcext:value-type="float">
            <text:p>6</text:p>
          </table:table-cell>
          <table:table-cell office:value-type="float" office:value="129" calcext:value-type="float">
            <text:p>129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M3</text:p>
          </table:table-cell>
          <table:table-cell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M4</text:p>
          </table:table-cell>
          <table:table-cell office:value-type="float" office:value="5" calcext:value-type="float">
            <text:p>5</text:p>
          </table:table-cell>
          <table:table-cell office:value-type="float" office:value="126" calcext:value-type="float">
            <text:p>12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M5</text:p>
          </table:table-cell>
          <table:table-cell office:value-type="float" office:value="5" calcext:value-type="float">
            <text:p>5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M6</text:p>
          </table:table-cell>
          <table:table-cell office:value-type="float" office:value="5" calcext:value-type="float">
            <text:p>5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M7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M8</text:p>
          </table:table-cell>
          <table:table-cell office:value-type="float" office:value="5" calcext:value-type="float">
            <text:p>5</text:p>
          </table:table-cell>
          <table:table-cell office:value-type="float" office:value="124" calcext:value-type="float">
            <text:p>124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M9</text:p>
          </table:table-cell>
          <table:table-cell office:value-type="float" office:value="6" calcext:value-type="float">
            <text:p>6</text:p>
          </table:table-cell>
          <table:table-cell office:value-type="float" office:value="119" calcext:value-type="float">
            <text:p>119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M10</text:p>
          </table:table-cell>
          <table:table-cell office:value-type="float" office:value="5" calcext:value-type="float">
            <text:p>5</text:p>
          </table:table-cell>
          <table:table-cell office:value-type="float" office:value="133" calcext:value-type="float">
            <text:p>133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M11</text:p>
          </table:table-cell>
          <table:table-cell office:value-type="float" office:value="5" calcext:value-type="float">
            <text:p>5</text:p>
          </table:table-cell>
          <table:table-cell office:value-type="float" office:value="124" calcext:value-type="float">
            <text:p>124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M12</text:p>
          </table:table-cell>
          <table:table-cell office:value-type="float" office:value="5" calcext:value-type="float">
            <text:p>5</text:p>
          </table:table-cell>
          <table:table-cell office:value-type="float" office:value="126" calcext:value-type="float">
            <text:p>12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M13</text:p>
          </table:table-cell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M14</text:p>
          </table:table-cell>
          <table:table-cell office:value-type="float" office:value="5" calcext:value-type="float">
            <text:p>5</text:p>
          </table:table-cell>
          <table:table-cell office:value-type="float" office:value="126" calcext:value-type="float">
            <text:p>126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M15</text:p>
          </table:table-cell>
          <table:table-cell office:value-type="float" office:value="5" calcext:value-type="float">
            <text:p>5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M16</text:p>
          </table:table-cell>
          <table:table-cell office:value-type="float" office:value="5" calcext:value-type="float">
            <text:p>5</text:p>
          </table:table-cell>
          <table:table-cell office:value-type="float" office:value="127" calcext:value-type="float">
            <text:p>127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M17</text:p>
          </table:table-cell>
          <table:table-cell office:value-type="float" office:value="5" calcext:value-type="float">
            <text:p>5</text:p>
          </table:table-cell>
          <table:table-cell office:value-type="float" office:value="119" calcext:value-type="float">
            <text:p>11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M18</text:p>
          </table:table-cell>
          <table:table-cell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M19</text:p>
          </table:table-cell>
          <table:table-cell office:value-type="float" office:value="5" calcext:value-type="float">
            <text:p>5</text:p>
          </table:table-cell>
          <table:table-cell office:value-type="float" office:value="132" calcext:value-type="float">
            <text:p>132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M20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M21</text:p>
          </table:table-cell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M22</text:p>
          </table:table-cell>
          <table:table-cell office:value-type="float" office:value="6" calcext:value-type="float">
            <text:p>6</text:p>
          </table:table-cell>
          <table:table-cell office:value-type="float" office:value="133" calcext:value-type="float">
            <text:p>133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M23</text:p>
          </table:table-cell>
          <table:table-cell office:value-type="float" office:value="6" calcext:value-type="float">
            <text:p>6</text:p>
          </table:table-cell>
          <table:table-cell office:value-type="float" office:value="127" calcext:value-type="float">
            <text:p>127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M24</text:p>
          </table:table-cell>
          <table:table-cell office:value-type="float" office:value="5" calcext:value-type="float">
            <text:p>5</text:p>
          </table:table-cell>
          <table:table-cell office:value-type="float" office:value="129" calcext:value-type="float">
            <text:p>12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M25</text:p>
          </table:table-cell>
          <table:table-cell office:value-type="float" office:value="5" calcext:value-type="float">
            <text:p>5</text:p>
          </table:table-cell>
          <table:table-cell office:value-type="float" office:value="126" calcext:value-type="float">
            <text:p>12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M26</text:p>
          </table:table-cell>
          <table:table-cell office:value-type="float" office:value="5" calcext:value-type="float">
            <text:p>5</text:p>
          </table:table-cell>
          <table:table-cell office:value-type="float" office:value="127" calcext:value-type="float">
            <text:p>12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M27</text:p>
          </table:table-cell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M28</text:p>
          </table:table-cell>
          <table:table-cell office:value-type="float" office:value="5" calcext:value-type="float">
            <text:p>5</text:p>
          </table:table-cell>
          <table:table-cell office:value-type="float" office:value="127" calcext:value-type="float">
            <text:p>12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M29</text:p>
          </table:table-cell>
          <table:table-cell office:value-type="float" office:value="5" calcext:value-type="float">
            <text:p>5</text:p>
          </table:table-cell>
          <table:table-cell office:value-type="float" office:value="126" calcext:value-type="float">
            <text:p>12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table:number-columns-repeated="55"/>
        </table:table-row>
        <table:table-row table:style-name="ro1">
          <table:table-cell table:style-name="ce13" office:value-type="string" calcext:value-type="string">
            <text:p>Média</text:p>
          </table:table-cell>
          <table:table-cell table:style-name="ce15" table:formula="of:=AVERAGE([.B43:.B72])" office:value-type="float" office:value="5.16666666666667" calcext:value-type="float">
            <text:p>5,17</text:p>
          </table:table-cell>
          <table:table-cell table:style-name="ce15" table:formula="of:=AVERAGE([.C43:.C72])" office:value-type="float" office:value="126.133333333333" calcext:value-type="float">
            <text:p>126,13</text:p>
          </table:table-cell>
          <table:table-cell table:style-name="ce15" table:formula="of:=AVERAGE([.D43:.D72])" office:value-type="float" office:value="50" calcext:value-type="float">
            <text:p>50,00</text:p>
          </table:table-cell>
          <table:table-cell table:style-name="ce15" table:formula="of:=AVERAGE([.E43:.E72])" office:value-type="float" office:value="52.5666666666667" calcext:value-type="float">
            <text:p>52,57</text:p>
          </table:table-cell>
          <table:table-cell table:style-name="ce15" table:formula="of:=AVERAGE([.F43:.F72])" office:value-type="float" office:value="65.6" calcext:value-type="float">
            <text:p>65,60</text:p>
          </table:table-cell>
          <table:table-cell table:style-name="ce15" table:formula="of:=AVERAGE([.G43:.G72])" office:value-type="float" office:value="20.6666666666667" calcext:value-type="float">
            <text:p>20,67</text:p>
          </table:table-cell>
          <table:table-cell table:style-name="ce15" table:formula="of:=AVERAGE([.H43:.H72])" office:value-type="float" office:value="32.1333333333333" calcext:value-type="float">
            <text:p>32,13</text:p>
          </table:table-cell>
          <table:table-cell table:style-name="ce15" table:formula="of:=AVERAGE([.I43:.I72])" office:value-type="float" office:value="16.9" calcext:value-type="float">
            <text:p>16,90</text:p>
          </table:table-cell>
          <table:table-cell table:number-columns-repeated="55"/>
        </table:table-row>
        <table:table-row table:style-name="ro1">
          <table:table-cell table:style-name="ce13" office:value-type="string" calcext:value-type="string">
            <text:p>Desvio padrão</text:p>
          </table:table-cell>
          <table:table-cell table:style-name="ce16" table:formula="of:=STDEV([.B43:.B72])" office:value-type="float" office:value="0.379049021789452" calcext:value-type="float">
            <text:p>0,38</text:p>
          </table:table-cell>
          <table:table-cell table:style-name="ce16" table:formula="of:=STDEV([.C43:.C72])" office:value-type="float" office:value="3.76676329852653" calcext:value-type="float">
            <text:p>3,77</text:p>
          </table:table-cell>
          <table:table-cell table:style-name="ce16" table:formula="of:=STDEV([.D43:.D72])" office:value-type="float" office:value="0" calcext:value-type="float">
            <text:p>0,00</text:p>
          </table:table-cell>
          <table:table-cell table:style-name="ce16" table:formula="of:=STDEV([.E43:.E72])" office:value-type="float" office:value="1.63334506212068" calcext:value-type="float">
            <text:p>1,63</text:p>
          </table:table-cell>
          <table:table-cell table:style-name="ce16" table:formula="of:=STDEV([.F43:.F72])" office:value-type="float" office:value="2.8478667152074" calcext:value-type="float">
            <text:p>2,85</text:p>
          </table:table-cell>
          <table:table-cell table:style-name="ce16" table:formula="of:=STDEV([.G43:.G72])" office:value-type="float" office:value="6.25511285122892" calcext:value-type="float">
            <text:p>6,26</text:p>
          </table:table-cell>
          <table:table-cell table:style-name="ce16" table:formula="of:=STDEV([.H43:.H72])" office:value-type="float" office:value="2.72578154984424" calcext:value-type="float">
            <text:p>2,73</text:p>
          </table:table-cell>
          <table:table-cell table:style-name="ce16" table:formula="of:=STDEV([.I43:.I72])" office:value-type="float" office:value="5.2348303005792" calcext:value-type="float">
            <text:p>5,23</text:p>
          </table:table-cell>
          <table:table-cell table:number-columns-repeated="55"/>
        </table:table-row>
        <table:table-row table:style-name="ro1">
          <table:table-cell table:style-name="ce14" office:value-type="string" calcext:value-type="string" table:number-columns-spanned="1" table:number-rows-spanned="2">
            <text:p><text:span text:style-name="T2">IC - 95% (0,475) </text:span>- Tabela normal </text:p>
            <text:p>Padrão - Zc = 1,96</text:p>
          </table:table-cell>
          <table:table-cell table:style-name="ce16" table:formula="of:=[.B73]-(1.96*([.B74]/SQRT(30)))" office:value-type="float" office:value="5.03102571623889" calcext:value-type="float">
            <text:p>5,03</text:p>
          </table:table-cell>
          <table:table-cell table:style-name="ce16" table:formula="of:=[.C73]-(1.96*([.C74]/SQRT(30)))" office:value-type="float" office:value="124.785414398108" calcext:value-type="float">
            <text:p>124,79</text:p>
          </table:table-cell>
          <table:table-cell table:style-name="ce16" table:formula="of:=[.D73]-(1.96*([.D74]/SQRT(30)))" office:value-type="float" office:value="50" calcext:value-type="float">
            <text:p>50,00</text:p>
          </table:table-cell>
          <table:table-cell table:style-name="ce16" table:formula="of:=[.E73]-(1.96*([.E74]/SQRT(30)))" office:value-type="float" office:value="51.9821816426541" calcext:value-type="float">
            <text:p>51,98</text:p>
          </table:table-cell>
          <table:table-cell table:style-name="ce16" table:formula="of:=[.F73]-(1.96*([.F74]/SQRT(30)))" office:value-type="float" office:value="64.5809039840843" calcext:value-type="float">
            <text:p>64,58</text:p>
          </table:table-cell>
          <table:table-cell table:style-name="ce16" table:formula="of:=[.G73]-(1.96*([.G74]/SQRT(30)))" office:value-type="float" office:value="18.4283032798724" calcext:value-type="float">
            <text:p>18,43</text:p>
          </table:table-cell>
          <table:table-cell table:style-name="ce16" table:formula="of:=[.H73]-(1.96*([.H74]/SQRT(30)))" office:value-type="float" office:value="31.1579249327684" calcext:value-type="float">
            <text:p>31,16</text:p>
          </table:table-cell>
          <table:table-cell table:style-name="ce16" table:formula="of:=[.I73]-(1.96*([.I74]/SQRT(30)))" office:value-type="float" office:value="15.0267400349787" calcext:value-type="float">
            <text:p>15,03</text:p>
          </table:table-cell>
          <table:table-cell table:number-columns-repeated="55"/>
        </table:table-row>
        <table:table-row table:style-name="ro1">
          <table:covered-table-cell/>
          <table:table-cell table:style-name="ce16" table:formula="of:=[.B73]+(1.96*([.B74]/SQRT(30)))" office:value-type="float" office:value="5.30230761709444" calcext:value-type="float">
            <text:p>5,30</text:p>
          </table:table-cell>
          <table:table-cell table:style-name="ce16" table:formula="of:=[.C73]+(1.96*([.C74]/SQRT(30)))" office:value-type="float" office:value="127.481252268559" calcext:value-type="float">
            <text:p>127,48</text:p>
          </table:table-cell>
          <table:table-cell table:style-name="ce16" table:formula="of:=[.D73]+(1.96*([.D74]/SQRT(30)))" office:value-type="float" office:value="50" calcext:value-type="float">
            <text:p>50,00</text:p>
          </table:table-cell>
          <table:table-cell table:style-name="ce16" table:formula="of:=[.E73]+(1.96*([.E74]/SQRT(30)))" office:value-type="float" office:value="53.1511516906793" calcext:value-type="float">
            <text:p>53,15</text:p>
          </table:table-cell>
          <table:table-cell table:style-name="ce16" table:formula="of:=[.F73]+(1.96*([.F74]/SQRT(30)))" office:value-type="float" office:value="66.6190960159157" calcext:value-type="float">
            <text:p>66,62</text:p>
          </table:table-cell>
          <table:table-cell table:style-name="ce16" table:formula="of:=[.G73]+(1.96*([.G74]/SQRT(30)))" office:value-type="float" office:value="22.9050300534609" calcext:value-type="float">
            <text:p>22,91</text:p>
          </table:table-cell>
          <table:table-cell table:style-name="ce16" table:formula="of:=[.H73]+(1.96*([.H74]/SQRT(30)))" office:value-type="float" office:value="33.1087417338983" calcext:value-type="float">
            <text:p>33,11</text:p>
          </table:table-cell>
          <table:table-cell table:style-name="ce16" table:formula="of:=[.I73]+(1.96*([.I74]/SQRT(30)))" office:value-type="float" office:value="18.7732599650213" calcext:value-type="float">
            <text:p>18,77</text:p>
          </table:table-cell>
          <table:table-cell table:number-columns-repeated="55"/>
        </table:table-row>
        <table:table-row table:style-name="ro1">
          <table:table-cell table:number-columns-repeated="3"/>
          <table:table-cell table:style-name="ce16" table:formula="of:=[.D73]-[.D75]" office:value-type="float" office:value="0" calcext:value-type="float">
            <text:p>0,00</text:p>
          </table:table-cell>
          <table:table-cell table:style-name="ce16" table:formula="of:=[.E73]-[.E75]" office:value-type="float" office:value="0.584485024012608" calcext:value-type="float">
            <text:p>0,58</text:p>
          </table:table-cell>
          <table:table-cell table:style-name="ce16" table:formula="of:=[.F73]-[.F75]" office:value-type="float" office:value="1.01909601591566" calcext:value-type="float">
            <text:p>1,02</text:p>
          </table:table-cell>
          <table:table-cell table:style-name="ce16" table:formula="of:=[.G73]-[.G75]" office:value-type="float" office:value="2.23836338679424" calcext:value-type="float">
            <text:p>2,24</text:p>
          </table:table-cell>
          <table:table-cell table:style-name="ce16" table:formula="of:=[.H73]-[.H75]" office:value-type="float" office:value="0.975408400564973" calcext:value-type="float">
            <text:p>0,98</text:p>
          </table:table-cell>
          <table:table-cell table:style-name="ce16" table:formula="of:=[.I73]-[.I75]" office:value-type="float" office:value="1.87325996502133" calcext:value-type="float">
            <text:p>1,87</text:p>
          </table:table-cell>
          <table:table-cell table:number-columns-repeated="55"/>
        </table:table-row>
      </table:table>
      <table:table table:name="larg_instanc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9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number-columns-repeated="55" table:default-cell-style-name="Default"/>
        <table:table-row table:style-name="ro1">
          <table:table-cell table:style-name="ce11" office:value-type="string" calcext:value-type="string" table:number-columns-spanned="1" table:number-rows-spanned="3">
            <text:p>Instância com 100 Processos</text:p>
          </table:table-cell>
          <table:table-cell table:style-name="ce11" office:value-type="string" calcext:value-type="string" table:number-columns-spanned="2" table:number-rows-spanned="1">
            <text:p>Arquivo Gerado</text:p>
          </table:table-cell>
          <table:covered-table-cell table:style-name="ce12"/>
          <table:table-cell table:style-name="ce11" office:value-type="string" calcext:value-type="string" table:number-columns-spanned="6" table:number-rows-spanned="1">
            <text:p>Resultados Aferidos</text:p>
          </table:table-cell>
          <table:covered-table-cell table:number-columns-repeated="2" table:style-name="ce11"/>
          <table:covered-table-cell table:number-columns-repeated="3" table:style-name="ce12"/>
          <table:table-cell table:style-name="ce12" table:number-columns-repeated="55"/>
        </table:table-row>
        <table:table-row table:style-name="ro1">
          <table:covered-table-cell table:style-name="ce12"/>
          <table:table-cell table:style-name="ce11" office:value-type="string" calcext:value-type="string" table:number-columns-spanned="1" table:number-rows-spanned="2">
            <text:p>Tempo Médio de Execução</text:p>
          </table:table-cell>
          <table:table-cell table:style-name="ce11" office:value-type="string" calcext:value-type="string" table:number-columns-spanned="1" table:number-rows-spanned="2">
            <text:p>Tempo Médio de Deadline</text:p>
          </table:table-cell>
          <table:table-cell table:style-name="ce11" office:value-type="string" calcext:value-type="string" table:number-columns-spanned="3" table:number-rows-spanned="1">
            <text:p>Trocas de Contexto</text:p>
          </table:table-cell>
          <table:covered-table-cell table:number-columns-repeated="2" table:style-name="ce12"/>
          <table:table-cell table:style-name="ce11" office:value-type="string" calcext:value-type="string" table:number-columns-spanned="3" table:number-rows-spanned="1">
            <text:p>Cumprimento de Deadline</text:p>
          </table:table-cell>
          <table:covered-table-cell table:number-columns-repeated="2" table:style-name="ce12"/>
          <table:table-cell table:style-name="ce12" table:number-columns-repeated="55"/>
        </table:table-row>
        <table:table-row table:style-name="ro1">
          <table:covered-table-cell table:number-columns-repeated="3" table:style-name="ce12"/>
          <table:table-cell table:style-name="ce12" office:value-type="string" calcext:value-type="string">
            <text:p>FCFS</text:p>
          </table:table-cell>
          <table:table-cell table:style-name="ce12" office:value-type="string" calcext:value-type="string">
            <text:p>SRTN</text:p>
          </table:table-cell>
          <table:table-cell table:style-name="ce12" office:value-type="string" calcext:value-type="string">
            <text:p>RR – q7</text:p>
          </table:table-cell>
          <table:table-cell table:style-name="ce12" office:value-type="string" calcext:value-type="string">
            <text:p>FCFS</text:p>
          </table:table-cell>
          <table:table-cell table:style-name="ce12" office:value-type="string" calcext:value-type="string">
            <text:p>SRTN</text:p>
          </table:table-cell>
          <table:table-cell table:style-name="ce12" office:value-type="string" calcext:value-type="string">
            <text:p>RR – q7</text:p>
          </table:table-cell>
          <table:table-cell table:style-name="ce12" table:number-columns-repeated="55"/>
        </table:table-row>
        <table:table-row table:style-name="ro1">
          <table:table-cell office:value-type="string" calcext:value-type="string">
            <text:p>inputL0</text:p>
          </table:table-cell>
          <table:table-cell office:value-type="float" office:value="5" calcext:value-type="float">
            <text:p>5</text:p>
          </table:table-cell>
          <table:table-cell office:value-type="float" office:value="224" calcext:value-type="float">
            <text:p>224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133" calcext:value-type="float">
            <text:p>133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29" calcext:value-type="float">
            <text:p>29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L1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19" calcext:value-type="float">
            <text:p>19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L2</text:p>
          </table:table-cell>
          <table:table-cell office:value-type="float" office:value="5" calcext:value-type="float">
            <text:p>5</text:p>
          </table:table-cell>
          <table:table-cell office:value-type="float" office:value="236" calcext:value-type="float">
            <text:p>236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133" calcext:value-type="float">
            <text:p>13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L3</text:p>
          </table:table-cell>
          <table:table-cell office:value-type="float" office:value="5" calcext:value-type="float">
            <text:p>5</text:p>
          </table:table-cell>
          <table:table-cell office:value-type="float" office:value="221" calcext:value-type="float">
            <text:p>221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34" calcext:value-type="float">
            <text:p>134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L4</text:p>
          </table:table-cell>
          <table:table-cell office:value-type="float" office:value="5" calcext:value-type="float">
            <text:p>5</text:p>
          </table:table-cell>
          <table:table-cell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office:value-type="float" office:value="29" calcext:value-type="float">
            <text:p>29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L5</text:p>
          </table:table-cell>
          <table:table-cell office:value-type="float" office:value="5" calcext:value-type="float">
            <text:p>5</text:p>
          </table:table-cell>
          <table:table-cell office:value-type="float" office:value="223" calcext:value-type="float">
            <text:p>223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136" calcext:value-type="float">
            <text:p>136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L6</text:p>
          </table:table-cell>
          <table:table-cell office:value-type="float" office:value="5" calcext:value-type="float">
            <text:p>5</text:p>
          </table:table-cell>
          <table:table-cell office:value-type="float" office:value="221" calcext:value-type="float">
            <text:p>221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L7</text:p>
          </table:table-cell>
          <table:table-cell office:value-type="float" office:value="5" calcext:value-type="float">
            <text:p>5</text:p>
          </table:table-cell>
          <table:table-cell office:value-type="float" office:value="233" calcext:value-type="float">
            <text:p>233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133" calcext:value-type="float">
            <text:p>133</text:p>
          </table:table-cell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L8</text:p>
          </table:table-cell>
          <table:table-cell office:value-type="float" office:value="5" calcext:value-type="float">
            <text:p>5</text:p>
          </table:table-cell>
          <table:table-cell office:value-type="float" office:value="223" calcext:value-type="float">
            <text:p>223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31" calcext:value-type="float">
            <text:p>131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L9</text:p>
          </table:table-cell>
          <table:table-cell office:value-type="float" office:value="5" calcext:value-type="float">
            <text:p>5</text:p>
          </table:table-cell>
          <table:table-cell office:value-type="float" office:value="229" calcext:value-type="float">
            <text:p>229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9" calcext:value-type="float">
            <text:p>129</text:p>
          </table:table-cell>
          <table:table-cell office:value-type="float" office:value="25" calcext:value-type="float">
            <text:p>25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L10</text:p>
          </table:table-cell>
          <table:table-cell office:value-type="float" office:value="5" calcext:value-type="float">
            <text:p>5</text:p>
          </table:table-cell>
          <table:table-cell office:value-type="float" office:value="224" calcext:value-type="float">
            <text:p>224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119" calcext:value-type="float">
            <text:p>119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45" calcext:value-type="float">
            <text:p>4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L11</text:p>
          </table:table-cell>
          <table:table-cell office:value-type="float" office:value="5" calcext:value-type="float">
            <text:p>5</text:p>
          </table:table-cell>
          <table:table-cell office:value-type="float" office:value="226" calcext:value-type="float">
            <text:p>226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121" calcext:value-type="float">
            <text:p>121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L12</text:p>
          </table:table-cell>
          <table:table-cell office:value-type="float" office:value="5" calcext:value-type="float">
            <text:p>5</text:p>
          </table:table-cell>
          <table:table-cell office:value-type="float" office:value="229" calcext:value-type="float">
            <text:p>229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133" calcext:value-type="float">
            <text:p>133</text:p>
          </table:table-cell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L13</text:p>
          </table:table-cell>
          <table:table-cell office:value-type="float" office:value="5" calcext:value-type="float">
            <text:p>5</text:p>
          </table:table-cell>
          <table:table-cell office:value-type="float" office:value="222" calcext:value-type="float">
            <text:p>222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L14</text:p>
          </table:table-cell>
          <table:table-cell office:value-type="float" office:value="5" calcext:value-type="float">
            <text:p>5</text:p>
          </table:table-cell>
          <table:table-cell office:value-type="float" office:value="223" calcext:value-type="float">
            <text:p>223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19" calcext:value-type="float">
            <text:p>19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L15</text:p>
          </table:table-cell>
          <table:table-cell office:value-type="float" office:value="5" calcext:value-type="float">
            <text:p>5</text:p>
          </table:table-cell>
          <table:table-cell office:value-type="float" office:value="223" calcext:value-type="float">
            <text:p>223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133" calcext:value-type="float">
            <text:p>133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L16</text:p>
          </table:table-cell>
          <table:table-cell office:value-type="float" office:value="5" calcext:value-type="float">
            <text:p>5</text:p>
          </table:table-cell>
          <table:table-cell office:value-type="float" office:value="225" calcext:value-type="float">
            <text:p>225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128" calcext:value-type="float">
            <text:p>128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L17</text:p>
          </table:table-cell>
          <table:table-cell office:value-type="float" office:value="5" calcext:value-type="float">
            <text:p>5</text:p>
          </table:table-cell>
          <table:table-cell office:value-type="float" office:value="227" calcext:value-type="float">
            <text:p>227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9" calcext:value-type="float">
            <text:p>129</text:p>
          </table:table-cell>
          <table:table-cell office:value-type="float" office:value="33" calcext:value-type="float">
            <text:p>33</text:p>
          </table:table-cell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L18</text:p>
          </table:table-cell>
          <table:table-cell office:value-type="float" office:value="5" calcext:value-type="float">
            <text:p>5</text:p>
          </table:table-cell>
          <table:table-cell office:value-type="float" office:value="228" calcext:value-type="float">
            <text:p>228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126" calcext:value-type="float">
            <text:p>126</text:p>
          </table:table-cell>
          <table:table-cell office:value-type="float" office:value="46" calcext:value-type="float">
            <text:p>46</text:p>
          </table:table-cell>
          <table:table-cell office:value-type="float" office:value="68" calcext:value-type="float">
            <text:p>68</text:p>
          </table:table-cell>
          <table:table-cell office:value-type="float" office:value="41" calcext:value-type="float">
            <text:p>4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L19</text:p>
          </table:table-cell>
          <table:table-cell office:value-type="float" office:value="5" calcext:value-type="float">
            <text:p>5</text:p>
          </table:table-cell>
          <table:table-cell office:value-type="float" office:value="225" calcext:value-type="float">
            <text:p>225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129" calcext:value-type="float">
            <text:p>129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L20</text:p>
          </table:table-cell>
          <table:table-cell office:value-type="float" office:value="4" calcext:value-type="float">
            <text:p>4</text:p>
          </table:table-cell>
          <table:table-cell office:value-type="float" office:value="225" calcext:value-type="float">
            <text:p>225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123" calcext:value-type="float">
            <text:p>123</text:p>
          </table:table-cell>
          <table:table-cell office:value-type="float" office:value="53" calcext:value-type="float">
            <text:p>53</text:p>
          </table:table-cell>
          <table:table-cell office:value-type="float" office:value="72" calcext:value-type="float">
            <text:p>72</text:p>
          </table:table-cell>
          <table:table-cell office:value-type="float" office:value="46" calcext:value-type="float">
            <text:p>4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L21</text:p>
          </table:table-cell>
          <table:table-cell office:value-type="float" office:value="5" calcext:value-type="float">
            <text:p>5</text:p>
          </table:table-cell>
          <table:table-cell office:value-type="float" office:value="217" calcext:value-type="float">
            <text:p>217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126" calcext:value-type="float">
            <text:p>126</text:p>
          </table:table-cell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L22</text:p>
          </table:table-cell>
          <table:table-cell office:value-type="float" office:value="5" calcext:value-type="float">
            <text:p>5</text:p>
          </table:table-cell>
          <table:table-cell office:value-type="float" office:value="232" calcext:value-type="float">
            <text:p>232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L23</text:p>
          </table:table-cell>
          <table:table-cell office:value-type="float" office:value="5" calcext:value-type="float">
            <text:p>5</text:p>
          </table:table-cell>
          <table:table-cell office:value-type="float" office:value="232" calcext:value-type="float">
            <text:p>232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130" calcext:value-type="float">
            <text:p>130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L24</text:p>
          </table:table-cell>
          <table:table-cell office:value-type="float" office:value="5" calcext:value-type="float">
            <text:p>5</text:p>
          </table:table-cell>
          <table:table-cell office:value-type="float" office:value="218" calcext:value-type="float">
            <text:p>218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130" calcext:value-type="float">
            <text:p>130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L25</text:p>
          </table:table-cell>
          <table:table-cell office:value-type="float" office:value="5" calcext:value-type="float">
            <text:p>5</text:p>
          </table:table-cell>
          <table:table-cell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4" calcext:value-type="float">
            <text:p>124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L26</text:p>
          </table:table-cell>
          <table:table-cell office:value-type="float" office:value="5" calcext:value-type="float">
            <text:p>5</text:p>
          </table:table-cell>
          <table:table-cell office:value-type="float" office:value="224" calcext:value-type="float">
            <text:p>224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float" office:value="67" calcext:value-type="float">
            <text:p>67</text:p>
          </table:table-cell>
          <table:table-cell office:value-type="float" office:value="27" calcext:value-type="float">
            <text:p>2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L27</text:p>
          </table:table-cell>
          <table:table-cell office:value-type="float" office:value="5" calcext:value-type="float">
            <text:p>5</text:p>
          </table:table-cell>
          <table:table-cell office:value-type="float" office:value="225" calcext:value-type="float">
            <text:p>225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129" calcext:value-type="float">
            <text:p>129</text:p>
          </table:table-cell>
          <table:table-cell office:value-type="float" office:value="41" calcext:value-type="float">
            <text:p>41</text:p>
          </table:table-cell>
          <table:table-cell office:value-type="float" office:value="71" calcext:value-type="float">
            <text:p>71</text:p>
          </table:table-cell>
          <table:table-cell office:value-type="float" office:value="33" calcext:value-type="float">
            <text:p>3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L28</text:p>
          </table:table-cell>
          <table:table-cell office:value-type="float" office:value="5" calcext:value-type="float">
            <text:p>5</text:p>
          </table:table-cell>
          <table:table-cell office:value-type="float" office:value="231" calcext:value-type="float">
            <text:p>231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L29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table:number-columns-repeated="55"/>
        </table:table-row>
        <table:table-row table:style-name="ro1">
          <table:table-cell table:style-name="ce13" office:value-type="string" calcext:value-type="string">
            <text:p>Média</text:p>
          </table:table-cell>
          <table:table-cell table:style-name="ce15" table:formula="of:=AVERAGE([.B4:.B33])" office:value-type="float" office:value="4.96666666666667" calcext:value-type="float">
            <text:p>4,97</text:p>
          </table:table-cell>
          <table:table-cell table:style-name="ce15" table:formula="of:=AVERAGE([.C4:.C33])" office:value-type="float" office:value="224.7" calcext:value-type="float">
            <text:p>224,70</text:p>
          </table:table-cell>
          <table:table-cell table:style-name="ce15" table:formula="of:=AVERAGE([.D4:.D33])" office:value-type="float" office:value="100" calcext:value-type="float">
            <text:p>100,00</text:p>
          </table:table-cell>
          <table:table-cell table:style-name="ce15" table:formula="of:=AVERAGE([.E4:.E33])" office:value-type="float" office:value="105.433333333333" calcext:value-type="float">
            <text:p>105,43</text:p>
          </table:table-cell>
          <table:table-cell table:style-name="ce15" table:formula="of:=AVERAGE([.F4:.F33])" office:value-type="float" office:value="129" calcext:value-type="float">
            <text:p>129,00</text:p>
          </table:table-cell>
          <table:table-cell table:style-name="ce15" table:formula="of:=AVERAGE([.G4:.G33])" office:value-type="float" office:value="27.5666666666667" calcext:value-type="float">
            <text:p>27,57</text:p>
          </table:table-cell>
          <table:table-cell table:style-name="ce15" table:formula="of:=AVERAGE([.H4:.H33])" office:value-type="float" office:value="62.5666666666667" calcext:value-type="float">
            <text:p>62,57</text:p>
          </table:table-cell>
          <table:table-cell table:style-name="ce15" table:formula="of:=AVERAGE([.I4:.I33])" office:value-type="float" office:value="27.2666666666667" calcext:value-type="float">
            <text:p>27,27</text:p>
          </table:table-cell>
          <table:table-cell table:number-columns-repeated="55"/>
        </table:table-row>
        <table:table-row table:style-name="ro1">
          <table:table-cell table:style-name="ce13" office:value-type="string" calcext:value-type="string">
            <text:p>Desvio padrão</text:p>
          </table:table-cell>
          <table:table-cell table:style-name="ce16" table:formula="of:=STDEV([.B4:.B33])" office:value-type="float" office:value="0.182574185835055" calcext:value-type="float">
            <text:p>0,18</text:p>
          </table:table-cell>
          <table:table-cell table:style-name="ce16" table:formula="of:=STDEV([.C4:.C33])" office:value-type="float" office:value="4.92110164285502" calcext:value-type="float">
            <text:p>4,92</text:p>
          </table:table-cell>
          <table:table-cell table:style-name="ce16" table:formula="of:=STDEV([.D4:.D33])" office:value-type="float" office:value="0" calcext:value-type="float">
            <text:p>0,00</text:p>
          </table:table-cell>
          <table:table-cell table:style-name="ce16" table:formula="of:=STDEV([.E4:.E33])" office:value-type="float" office:value="1.52413533052256" calcext:value-type="float">
            <text:p>1,52</text:p>
          </table:table-cell>
          <table:table-cell table:style-name="ce16" table:formula="of:=STDEV([.F4:.F33])" office:value-type="float" office:value="4.03433539371301" calcext:value-type="float">
            <text:p>4,03</text:p>
          </table:table-cell>
          <table:table-cell table:style-name="ce16" table:formula="of:=STDEV([.G4:.G33])" office:value-type="float" office:value="11.276106363131" calcext:value-type="float">
            <text:p>11,28</text:p>
          </table:table-cell>
          <table:table-cell table:style-name="ce16" table:formula="of:=STDEV([.H4:.H33])" office:value-type="float" office:value="4.55376565154548" calcext:value-type="float">
            <text:p>4,55</text:p>
          </table:table-cell>
          <table:table-cell table:style-name="ce16" table:formula="of:=STDEV([.I4:.I33])" office:value-type="float" office:value="8.88987542418178" calcext:value-type="float">
            <text:p>8,89</text:p>
          </table:table-cell>
          <table:table-cell table:number-columns-repeated="55"/>
        </table:table-row>
        <table:table-row table:style-name="ro1">
          <table:table-cell table:style-name="ce14" office:value-type="string" calcext:value-type="string" table:number-columns-spanned="1" table:number-rows-spanned="2">
            <text:p><text:span text:style-name="T2">IC - 95% (0,475) </text:span>- Tabela normal </text:p>
            <text:p>Padrão - Zc = 1,96</text:p>
          </table:table-cell>
          <table:table-cell table:style-name="ce16" table:formula="of:=[.B34]-(1.96*([.B35]/SQRT(30)))" office:value-type="float" office:value="4.90133333333333" calcext:value-type="float">
            <text:p>4,90</text:p>
          </table:table-cell>
          <table:table-cell table:style-name="ce16" table:formula="of:=[.C34]-(1.96*([.C35]/SQRT(30)))" office:value-type="float" office:value="222.939006393323" calcext:value-type="float">
            <text:p>222,94</text:p>
          </table:table-cell>
          <table:table-cell table:style-name="ce16" table:formula="of:=[.D34]-(1.96*([.D35]/SQRT(30)))" office:value-type="float" office:value="100" calcext:value-type="float">
            <text:p>100,00</text:p>
          </table:table-cell>
          <table:table-cell table:style-name="ce16" table:formula="of:=[.E34]-(1.96*([.E35]/SQRT(30)))" office:value-type="float" office:value="104.887928509871" calcext:value-type="float">
            <text:p>104,89</text:p>
          </table:table-cell>
          <table:table-cell table:style-name="ce16" table:formula="of:=[.F34]-(1.96*([.F35]/SQRT(30)))" office:value-type="float" office:value="127.55633162021" calcext:value-type="float">
            <text:p>127,56</text:p>
          </table:table-cell>
          <table:table-cell table:style-name="ce16" table:formula="of:=[.G34]-(1.96*([.G35]/SQRT(30)))" office:value-type="float" office:value="23.5315638269359" calcext:value-type="float">
            <text:p>23,53</text:p>
          </table:table-cell>
          <table:table-cell table:style-name="ce16" table:formula="of:=[.H34]-(1.96*([.H35]/SQRT(30)))" office:value-type="float" office:value="60.9371225562901" calcext:value-type="float">
            <text:p>60,94</text:p>
          </table:table-cell>
          <table:table-cell table:style-name="ce16" table:formula="of:=[.I34]-(1.96*([.I35]/SQRT(30)))" office:value-type="float" office:value="24.0854656018864" calcext:value-type="float">
            <text:p>24,09</text:p>
          </table:table-cell>
          <table:table-cell table:number-columns-repeated="55"/>
        </table:table-row>
        <table:table-row table:style-name="ro1">
          <table:covered-table-cell/>
          <table:table-cell table:style-name="ce16" table:formula="of:=[.B34]+(1.96*([.B35]/SQRT(30)))" office:value-type="float" office:value="5.032" calcext:value-type="float">
            <text:p>5,03</text:p>
          </table:table-cell>
          <table:table-cell table:style-name="ce16" table:formula="of:=[.C34]+(1.96*([.C35]/SQRT(30)))" office:value-type="float" office:value="226.460993606677" calcext:value-type="float">
            <text:p>226,46</text:p>
          </table:table-cell>
          <table:table-cell table:style-name="ce16" table:formula="of:=[.D34]+(1.96*([.D35]/SQRT(30)))" office:value-type="float" office:value="100" calcext:value-type="float">
            <text:p>100,00</text:p>
          </table:table-cell>
          <table:table-cell table:style-name="ce16" table:formula="of:=[.E34]+(1.96*([.E35]/SQRT(30)))" office:value-type="float" office:value="105.978738156796" calcext:value-type="float">
            <text:p>105,98</text:p>
          </table:table-cell>
          <table:table-cell table:style-name="ce16" table:formula="of:=[.F34]+(1.96*([.F35]/SQRT(30)))" office:value-type="float" office:value="130.44366837979" calcext:value-type="float">
            <text:p>130,44</text:p>
          </table:table-cell>
          <table:table-cell table:style-name="ce16" table:formula="of:=[.G34]+(1.96*([.G35]/SQRT(30)))" office:value-type="float" office:value="31.6017695063974" calcext:value-type="float">
            <text:p>31,60</text:p>
          </table:table-cell>
          <table:table-cell table:style-name="ce16" table:formula="of:=[.H34]+(1.96*([.H35]/SQRT(30)))" office:value-type="float" office:value="64.1962107770432" calcext:value-type="float">
            <text:p>64,20</text:p>
          </table:table-cell>
          <table:table-cell table:style-name="ce16" table:formula="of:=[.I34]+(1.96*([.I35]/SQRT(30)))" office:value-type="float" office:value="30.447867731447" calcext:value-type="float">
            <text:p>30,45</text:p>
          </table:table-cell>
          <table:table-cell table:number-columns-repeated="55"/>
        </table:table-row>
        <table:table-row table:style-name="ro1">
          <table:table-cell table:number-columns-repeated="3"/>
          <table:table-cell table:style-name="ce16" table:formula="of:=[.D34]-[.D36]" office:value-type="float" office:value="0" calcext:value-type="float">
            <text:p>0,00</text:p>
          </table:table-cell>
          <table:table-cell table:style-name="ce16" table:formula="of:=[.E34]-[.E36]" office:value-type="float" office:value="0.545404823462292" calcext:value-type="float">
            <text:p>0,55</text:p>
          </table:table-cell>
          <table:table-cell table:style-name="ce16" table:formula="of:=[.F34]-[.F36]" office:value-type="float" office:value="1.4436683797897" calcext:value-type="float">
            <text:p>1,44</text:p>
          </table:table-cell>
          <table:table-cell table:style-name="ce16" table:formula="of:=[.G34]-[.G36]" office:value-type="float" office:value="4.03510283973074" calcext:value-type="float">
            <text:p>4,04</text:p>
          </table:table-cell>
          <table:table-cell table:style-name="ce16" table:formula="of:=[.H34]-[.H36]" office:value-type="float" office:value="1.62954411037653" calcext:value-type="float">
            <text:p>1,63</text:p>
          </table:table-cell>
          <table:table-cell table:style-name="ce16" table:formula="of:=[.I34]-[.I36]" office:value-type="float" office:value="3.18120106478031" calcext:value-type="float">
            <text:p>3,18</text:p>
          </table:table-cell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 table:style-name="ce11" office:value-type="string" calcext:value-type="string" table:number-columns-spanned="1" table:number-rows-spanned="3">
            <text:p>Instância com 100 Processos</text:p>
          </table:table-cell>
          <table:table-cell table:style-name="ce11" office:value-type="string" calcext:value-type="string" table:number-columns-spanned="2" table:number-rows-spanned="1">
            <text:p>Arquivo Gerado</text:p>
          </table:table-cell>
          <table:covered-table-cell table:style-name="ce12"/>
          <table:table-cell table:style-name="ce11" office:value-type="string" calcext:value-type="string" table:number-columns-spanned="6" table:number-rows-spanned="1">
            <text:p>Resultados Aferidos</text:p>
          </table:table-cell>
          <table:covered-table-cell table:number-columns-repeated="2" table:style-name="ce11"/>
          <table:covered-table-cell table:number-columns-repeated="3" table:style-name="ce12"/>
          <table:table-cell table:number-columns-repeated="55"/>
        </table:table-row>
        <table:table-row table:style-name="ro1">
          <table:covered-table-cell table:style-name="ce12"/>
          <table:table-cell table:style-name="ce11" office:value-type="string" calcext:value-type="string" table:number-columns-spanned="1" table:number-rows-spanned="2">
            <text:p>Tempo Médio de Execução</text:p>
          </table:table-cell>
          <table:table-cell table:style-name="ce11" office:value-type="string" calcext:value-type="string" table:number-columns-spanned="1" table:number-rows-spanned="2">
            <text:p>Tempo Médio de Deadline</text:p>
          </table:table-cell>
          <table:table-cell table:style-name="ce11" office:value-type="string" calcext:value-type="string" table:number-columns-spanned="3" table:number-rows-spanned="1">
            <text:p>Trocas de Contexto</text:p>
          </table:table-cell>
          <table:covered-table-cell table:number-columns-repeated="2" table:style-name="ce12"/>
          <table:table-cell table:style-name="ce11" office:value-type="string" calcext:value-type="string" table:number-columns-spanned="3" table:number-rows-spanned="1">
            <text:p>Cumprimento de Deadline</text:p>
          </table:table-cell>
          <table:covered-table-cell table:number-columns-repeated="2" table:style-name="ce12"/>
          <table:table-cell table:number-columns-repeated="55"/>
        </table:table-row>
        <table:table-row table:style-name="ro1">
          <table:covered-table-cell table:number-columns-repeated="3" table:style-name="ce12"/>
          <table:table-cell table:style-name="ce12" office:value-type="string" calcext:value-type="string">
            <text:p>FCFS</text:p>
          </table:table-cell>
          <table:table-cell table:style-name="ce12" office:value-type="string" calcext:value-type="string">
            <text:p>SRTN</text:p>
          </table:table-cell>
          <table:table-cell table:style-name="ce12" office:value-type="string" calcext:value-type="string">
            <text:p>RR – q7</text:p>
          </table:table-cell>
          <table:table-cell table:style-name="ce12" office:value-type="string" calcext:value-type="string">
            <text:p>FCFS</text:p>
          </table:table-cell>
          <table:table-cell table:style-name="ce12" office:value-type="string" calcext:value-type="string">
            <text:p>SRTN</text:p>
          </table:table-cell>
          <table:table-cell table:style-name="ce12" office:value-type="string" calcext:value-type="string">
            <text:p>RR – q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L0</text:p>
          </table:table-cell>
          <table:table-cell office:value-type="float" office:value="5" calcext:value-type="float">
            <text:p>5</text:p>
          </table:table-cell>
          <table:table-cell office:value-type="float" office:value="224" calcext:value-type="float">
            <text:p>224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133" calcext:value-type="float">
            <text:p>133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29" calcext:value-type="float">
            <text:p>29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L1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19" calcext:value-type="float">
            <text:p>19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L2</text:p>
          </table:table-cell>
          <table:table-cell office:value-type="float" office:value="5" calcext:value-type="float">
            <text:p>5</text:p>
          </table:table-cell>
          <table:table-cell office:value-type="float" office:value="236" calcext:value-type="float">
            <text:p>236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133" calcext:value-type="float">
            <text:p>13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L3</text:p>
          </table:table-cell>
          <table:table-cell office:value-type="float" office:value="5" calcext:value-type="float">
            <text:p>5</text:p>
          </table:table-cell>
          <table:table-cell office:value-type="float" office:value="221" calcext:value-type="float">
            <text:p>221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34" calcext:value-type="float">
            <text:p>134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L4</text:p>
          </table:table-cell>
          <table:table-cell office:value-type="float" office:value="5" calcext:value-type="float">
            <text:p>5</text:p>
          </table:table-cell>
          <table:table-cell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office:value-type="float" office:value="29" calcext:value-type="float">
            <text:p>29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L5</text:p>
          </table:table-cell>
          <table:table-cell office:value-type="float" office:value="5" calcext:value-type="float">
            <text:p>5</text:p>
          </table:table-cell>
          <table:table-cell office:value-type="float" office:value="223" calcext:value-type="float">
            <text:p>223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136" calcext:value-type="float">
            <text:p>136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L6</text:p>
          </table:table-cell>
          <table:table-cell office:value-type="float" office:value="5" calcext:value-type="float">
            <text:p>5</text:p>
          </table:table-cell>
          <table:table-cell office:value-type="float" office:value="221" calcext:value-type="float">
            <text:p>221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L7</text:p>
          </table:table-cell>
          <table:table-cell office:value-type="float" office:value="5" calcext:value-type="float">
            <text:p>5</text:p>
          </table:table-cell>
          <table:table-cell office:value-type="float" office:value="233" calcext:value-type="float">
            <text:p>233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133" calcext:value-type="float">
            <text:p>133</text:p>
          </table:table-cell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L8</text:p>
          </table:table-cell>
          <table:table-cell office:value-type="float" office:value="5" calcext:value-type="float">
            <text:p>5</text:p>
          </table:table-cell>
          <table:table-cell office:value-type="float" office:value="223" calcext:value-type="float">
            <text:p>223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31" calcext:value-type="float">
            <text:p>131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L9</text:p>
          </table:table-cell>
          <table:table-cell office:value-type="float" office:value="5" calcext:value-type="float">
            <text:p>5</text:p>
          </table:table-cell>
          <table:table-cell office:value-type="float" office:value="229" calcext:value-type="float">
            <text:p>229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9" calcext:value-type="float">
            <text:p>129</text:p>
          </table:table-cell>
          <table:table-cell office:value-type="float" office:value="25" calcext:value-type="float">
            <text:p>25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L10</text:p>
          </table:table-cell>
          <table:table-cell office:value-type="float" office:value="5" calcext:value-type="float">
            <text:p>5</text:p>
          </table:table-cell>
          <table:table-cell office:value-type="float" office:value="224" calcext:value-type="float">
            <text:p>224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119" calcext:value-type="float">
            <text:p>119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45" calcext:value-type="float">
            <text:p>4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L11</text:p>
          </table:table-cell>
          <table:table-cell office:value-type="float" office:value="5" calcext:value-type="float">
            <text:p>5</text:p>
          </table:table-cell>
          <table:table-cell office:value-type="float" office:value="226" calcext:value-type="float">
            <text:p>226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121" calcext:value-type="float">
            <text:p>121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L12</text:p>
          </table:table-cell>
          <table:table-cell office:value-type="float" office:value="5" calcext:value-type="float">
            <text:p>5</text:p>
          </table:table-cell>
          <table:table-cell office:value-type="float" office:value="229" calcext:value-type="float">
            <text:p>229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133" calcext:value-type="float">
            <text:p>133</text:p>
          </table:table-cell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L13</text:p>
          </table:table-cell>
          <table:table-cell office:value-type="float" office:value="5" calcext:value-type="float">
            <text:p>5</text:p>
          </table:table-cell>
          <table:table-cell office:value-type="float" office:value="222" calcext:value-type="float">
            <text:p>222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L14</text:p>
          </table:table-cell>
          <table:table-cell office:value-type="float" office:value="5" calcext:value-type="float">
            <text:p>5</text:p>
          </table:table-cell>
          <table:table-cell office:value-type="float" office:value="223" calcext:value-type="float">
            <text:p>223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19" calcext:value-type="float">
            <text:p>19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L15</text:p>
          </table:table-cell>
          <table:table-cell office:value-type="float" office:value="5" calcext:value-type="float">
            <text:p>5</text:p>
          </table:table-cell>
          <table:table-cell office:value-type="float" office:value="223" calcext:value-type="float">
            <text:p>223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133" calcext:value-type="float">
            <text:p>133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L16</text:p>
          </table:table-cell>
          <table:table-cell office:value-type="float" office:value="5" calcext:value-type="float">
            <text:p>5</text:p>
          </table:table-cell>
          <table:table-cell office:value-type="float" office:value="225" calcext:value-type="float">
            <text:p>225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128" calcext:value-type="float">
            <text:p>128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L17</text:p>
          </table:table-cell>
          <table:table-cell office:value-type="float" office:value="5" calcext:value-type="float">
            <text:p>5</text:p>
          </table:table-cell>
          <table:table-cell office:value-type="float" office:value="227" calcext:value-type="float">
            <text:p>227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9" calcext:value-type="float">
            <text:p>129</text:p>
          </table:table-cell>
          <table:table-cell office:value-type="float" office:value="33" calcext:value-type="float">
            <text:p>33</text:p>
          </table:table-cell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L18</text:p>
          </table:table-cell>
          <table:table-cell office:value-type="float" office:value="5" calcext:value-type="float">
            <text:p>5</text:p>
          </table:table-cell>
          <table:table-cell office:value-type="float" office:value="228" calcext:value-type="float">
            <text:p>228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126" calcext:value-type="float">
            <text:p>126</text:p>
          </table:table-cell>
          <table:table-cell office:value-type="float" office:value="46" calcext:value-type="float">
            <text:p>46</text:p>
          </table:table-cell>
          <table:table-cell office:value-type="float" office:value="68" calcext:value-type="float">
            <text:p>68</text:p>
          </table:table-cell>
          <table:table-cell office:value-type="float" office:value="41" calcext:value-type="float">
            <text:p>4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L19</text:p>
          </table:table-cell>
          <table:table-cell office:value-type="float" office:value="5" calcext:value-type="float">
            <text:p>5</text:p>
          </table:table-cell>
          <table:table-cell office:value-type="float" office:value="225" calcext:value-type="float">
            <text:p>225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129" calcext:value-type="float">
            <text:p>129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L20</text:p>
          </table:table-cell>
          <table:table-cell office:value-type="float" office:value="4" calcext:value-type="float">
            <text:p>4</text:p>
          </table:table-cell>
          <table:table-cell office:value-type="float" office:value="225" calcext:value-type="float">
            <text:p>225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123" calcext:value-type="float">
            <text:p>123</text:p>
          </table:table-cell>
          <table:table-cell office:value-type="float" office:value="53" calcext:value-type="float">
            <text:p>53</text:p>
          </table:table-cell>
          <table:table-cell office:value-type="float" office:value="72" calcext:value-type="float">
            <text:p>72</text:p>
          </table:table-cell>
          <table:table-cell office:value-type="float" office:value="46" calcext:value-type="float">
            <text:p>4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L21</text:p>
          </table:table-cell>
          <table:table-cell office:value-type="float" office:value="5" calcext:value-type="float">
            <text:p>5</text:p>
          </table:table-cell>
          <table:table-cell office:value-type="float" office:value="217" calcext:value-type="float">
            <text:p>217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126" calcext:value-type="float">
            <text:p>126</text:p>
          </table:table-cell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L22</text:p>
          </table:table-cell>
          <table:table-cell office:value-type="float" office:value="5" calcext:value-type="float">
            <text:p>5</text:p>
          </table:table-cell>
          <table:table-cell office:value-type="float" office:value="232" calcext:value-type="float">
            <text:p>232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L23</text:p>
          </table:table-cell>
          <table:table-cell office:value-type="float" office:value="5" calcext:value-type="float">
            <text:p>5</text:p>
          </table:table-cell>
          <table:table-cell office:value-type="float" office:value="232" calcext:value-type="float">
            <text:p>232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130" calcext:value-type="float">
            <text:p>130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L24</text:p>
          </table:table-cell>
          <table:table-cell office:value-type="float" office:value="5" calcext:value-type="float">
            <text:p>5</text:p>
          </table:table-cell>
          <table:table-cell office:value-type="float" office:value="218" calcext:value-type="float">
            <text:p>218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130" calcext:value-type="float">
            <text:p>130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L25</text:p>
          </table:table-cell>
          <table:table-cell office:value-type="float" office:value="5" calcext:value-type="float">
            <text:p>5</text:p>
          </table:table-cell>
          <table:table-cell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4" calcext:value-type="float">
            <text:p>124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L26</text:p>
          </table:table-cell>
          <table:table-cell office:value-type="float" office:value="5" calcext:value-type="float">
            <text:p>5</text:p>
          </table:table-cell>
          <table:table-cell office:value-type="float" office:value="224" calcext:value-type="float">
            <text:p>224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float" office:value="67" calcext:value-type="float">
            <text:p>67</text:p>
          </table:table-cell>
          <table:table-cell office:value-type="float" office:value="27" calcext:value-type="float">
            <text:p>2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L27</text:p>
          </table:table-cell>
          <table:table-cell office:value-type="float" office:value="5" calcext:value-type="float">
            <text:p>5</text:p>
          </table:table-cell>
          <table:table-cell office:value-type="float" office:value="225" calcext:value-type="float">
            <text:p>225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129" calcext:value-type="float">
            <text:p>129</text:p>
          </table:table-cell>
          <table:table-cell office:value-type="float" office:value="41" calcext:value-type="float">
            <text:p>41</text:p>
          </table:table-cell>
          <table:table-cell office:value-type="float" office:value="71" calcext:value-type="float">
            <text:p>71</text:p>
          </table:table-cell>
          <table:table-cell office:value-type="float" office:value="33" calcext:value-type="float">
            <text:p>3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L28</text:p>
          </table:table-cell>
          <table:table-cell office:value-type="float" office:value="5" calcext:value-type="float">
            <text:p>5</text:p>
          </table:table-cell>
          <table:table-cell office:value-type="float" office:value="231" calcext:value-type="float">
            <text:p>231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putL29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table:number-columns-repeated="55"/>
        </table:table-row>
        <table:table-row table:style-name="ro1">
          <table:table-cell table:style-name="ce13" office:value-type="string" calcext:value-type="string">
            <text:p>Média</text:p>
          </table:table-cell>
          <table:table-cell table:style-name="ce15" table:formula="of:=AVERAGE([.B43:.B72])" office:value-type="float" office:value="4.96666666666667" calcext:value-type="float">
            <text:p>4,97</text:p>
          </table:table-cell>
          <table:table-cell table:style-name="ce15" table:formula="of:=AVERAGE([.C43:.C72])" office:value-type="float" office:value="224.7" calcext:value-type="float">
            <text:p>224,70</text:p>
          </table:table-cell>
          <table:table-cell table:style-name="ce15" table:formula="of:=AVERAGE([.D43:.D72])" office:value-type="float" office:value="100" calcext:value-type="float">
            <text:p>100,00</text:p>
          </table:table-cell>
          <table:table-cell table:style-name="ce15" table:formula="of:=AVERAGE([.E43:.E72])" office:value-type="float" office:value="105.433333333333" calcext:value-type="float">
            <text:p>105,43</text:p>
          </table:table-cell>
          <table:table-cell table:style-name="ce15" table:formula="of:=AVERAGE([.F43:.F72])" office:value-type="float" office:value="129" calcext:value-type="float">
            <text:p>129,00</text:p>
          </table:table-cell>
          <table:table-cell table:style-name="ce15" table:formula="of:=AVERAGE([.G43:.G72])" office:value-type="float" office:value="27.5666666666667" calcext:value-type="float">
            <text:p>27,57</text:p>
          </table:table-cell>
          <table:table-cell table:style-name="ce15" table:formula="of:=AVERAGE([.H43:.H72])" office:value-type="float" office:value="62.5666666666667" calcext:value-type="float">
            <text:p>62,57</text:p>
          </table:table-cell>
          <table:table-cell table:style-name="ce15" table:formula="of:=AVERAGE([.I43:.I72])" office:value-type="float" office:value="27.2666666666667" calcext:value-type="float">
            <text:p>27,27</text:p>
          </table:table-cell>
          <table:table-cell table:number-columns-repeated="55"/>
        </table:table-row>
        <table:table-row table:style-name="ro1">
          <table:table-cell table:style-name="ce13" office:value-type="string" calcext:value-type="string">
            <text:p>Desvio padrão</text:p>
          </table:table-cell>
          <table:table-cell table:style-name="ce16" table:formula="of:=STDEV([.B43:.B72])" office:value-type="float" office:value="0.182574185835055" calcext:value-type="float">
            <text:p>0,18</text:p>
          </table:table-cell>
          <table:table-cell table:style-name="ce16" table:formula="of:=STDEV([.C43:.C72])" office:value-type="float" office:value="4.92110164285502" calcext:value-type="float">
            <text:p>4,92</text:p>
          </table:table-cell>
          <table:table-cell table:style-name="ce16" table:formula="of:=STDEV([.D43:.D72])" office:value-type="float" office:value="0" calcext:value-type="float">
            <text:p>0,00</text:p>
          </table:table-cell>
          <table:table-cell table:style-name="ce16" table:formula="of:=STDEV([.E43:.E72])" office:value-type="float" office:value="1.52413533052256" calcext:value-type="float">
            <text:p>1,52</text:p>
          </table:table-cell>
          <table:table-cell table:style-name="ce16" table:formula="of:=STDEV([.F43:.F72])" office:value-type="float" office:value="4.03433539371301" calcext:value-type="float">
            <text:p>4,03</text:p>
          </table:table-cell>
          <table:table-cell table:style-name="ce16" table:formula="of:=STDEV([.G43:.G72])" office:value-type="float" office:value="11.276106363131" calcext:value-type="float">
            <text:p>11,28</text:p>
          </table:table-cell>
          <table:table-cell table:style-name="ce16" table:formula="of:=STDEV([.H43:.H72])" office:value-type="float" office:value="4.55376565154548" calcext:value-type="float">
            <text:p>4,55</text:p>
          </table:table-cell>
          <table:table-cell table:style-name="ce16" table:formula="of:=STDEV([.I43:.I72])" office:value-type="float" office:value="8.88987542418178" calcext:value-type="float">
            <text:p>8,89</text:p>
          </table:table-cell>
          <table:table-cell table:number-columns-repeated="55"/>
        </table:table-row>
        <table:table-row table:style-name="ro1">
          <table:table-cell table:style-name="ce14" office:value-type="string" calcext:value-type="string" table:number-columns-spanned="1" table:number-rows-spanned="2">
            <text:p><text:span text:style-name="T2">IC - 95% (0,475) </text:span>- Tabela normal </text:p>
            <text:p>Padrão - Zc = 1,96</text:p>
          </table:table-cell>
          <table:table-cell table:style-name="ce16" table:formula="of:=[.B73]-(1.96*([.B74]/SQRT(30)))" office:value-type="float" office:value="4.90133333333333" calcext:value-type="float">
            <text:p>4,90</text:p>
          </table:table-cell>
          <table:table-cell table:style-name="ce16" table:formula="of:=[.C73]-(1.96*([.C74]/SQRT(30)))" office:value-type="float" office:value="222.939006393323" calcext:value-type="float">
            <text:p>222,94</text:p>
          </table:table-cell>
          <table:table-cell table:style-name="ce16" table:formula="of:=[.D73]-(1.96*([.D74]/SQRT(30)))" office:value-type="float" office:value="100" calcext:value-type="float">
            <text:p>100,00</text:p>
          </table:table-cell>
          <table:table-cell table:style-name="ce16" table:formula="of:=[.E73]-(1.96*([.E74]/SQRT(30)))" office:value-type="float" office:value="104.887928509871" calcext:value-type="float">
            <text:p>104,89</text:p>
          </table:table-cell>
          <table:table-cell table:style-name="ce16" table:formula="of:=[.F73]-(1.96*([.F74]/SQRT(30)))" office:value-type="float" office:value="127.55633162021" calcext:value-type="float">
            <text:p>127,56</text:p>
          </table:table-cell>
          <table:table-cell table:style-name="ce16" table:formula="of:=[.G73]-(1.96*([.G74]/SQRT(30)))" office:value-type="float" office:value="23.5315638269359" calcext:value-type="float">
            <text:p>23,53</text:p>
          </table:table-cell>
          <table:table-cell table:style-name="ce16" table:formula="of:=[.H73]-(1.96*([.H74]/SQRT(30)))" office:value-type="float" office:value="60.9371225562901" calcext:value-type="float">
            <text:p>60,94</text:p>
          </table:table-cell>
          <table:table-cell table:style-name="ce16" table:formula="of:=[.I73]-(1.96*([.I74]/SQRT(30)))" office:value-type="float" office:value="24.0854656018864" calcext:value-type="float">
            <text:p>24,09</text:p>
          </table:table-cell>
          <table:table-cell table:number-columns-repeated="55"/>
        </table:table-row>
        <table:table-row table:style-name="ro1">
          <table:covered-table-cell/>
          <table:table-cell table:style-name="ce16" table:formula="of:=[.B73]+(1.96*([.B74]/SQRT(30)))" office:value-type="float" office:value="5.032" calcext:value-type="float">
            <text:p>5,03</text:p>
          </table:table-cell>
          <table:table-cell table:style-name="ce16" table:formula="of:=[.C73]+(1.96*([.C74]/SQRT(30)))" office:value-type="float" office:value="226.460993606677" calcext:value-type="float">
            <text:p>226,46</text:p>
          </table:table-cell>
          <table:table-cell table:style-name="ce16" table:formula="of:=[.D73]+(1.96*([.D74]/SQRT(30)))" office:value-type="float" office:value="100" calcext:value-type="float">
            <text:p>100,00</text:p>
          </table:table-cell>
          <table:table-cell table:style-name="ce16" table:formula="of:=[.E73]+(1.96*([.E74]/SQRT(30)))" office:value-type="float" office:value="105.978738156796" calcext:value-type="float">
            <text:p>105,98</text:p>
          </table:table-cell>
          <table:table-cell table:style-name="ce16" table:formula="of:=[.F73]+(1.96*([.F74]/SQRT(30)))" office:value-type="float" office:value="130.44366837979" calcext:value-type="float">
            <text:p>130,44</text:p>
          </table:table-cell>
          <table:table-cell table:style-name="ce16" table:formula="of:=[.G73]+(1.96*([.G74]/SQRT(30)))" office:value-type="float" office:value="31.6017695063974" calcext:value-type="float">
            <text:p>31,60</text:p>
          </table:table-cell>
          <table:table-cell table:style-name="ce16" table:formula="of:=[.H73]+(1.96*([.H74]/SQRT(30)))" office:value-type="float" office:value="64.1962107770432" calcext:value-type="float">
            <text:p>64,20</text:p>
          </table:table-cell>
          <table:table-cell table:style-name="ce16" table:formula="of:=[.I73]+(1.96*([.I74]/SQRT(30)))" office:value-type="float" office:value="30.447867731447" calcext:value-type="float">
            <text:p>30,45</text:p>
          </table:table-cell>
          <table:table-cell table:number-columns-repeated="55"/>
        </table:table-row>
        <table:table-row table:style-name="ro1">
          <table:table-cell table:number-columns-repeated="3"/>
          <table:table-cell table:style-name="ce16" table:formula="of:=[.D73]-[.D75]" office:value-type="float" office:value="0" calcext:value-type="float">
            <text:p>0,00</text:p>
          </table:table-cell>
          <table:table-cell table:style-name="ce16" table:formula="of:=[.E73]-[.E75]" office:value-type="float" office:value="0.545404823462292" calcext:value-type="float">
            <text:p>0,55</text:p>
          </table:table-cell>
          <table:table-cell table:style-name="ce16" table:formula="of:=[.F73]-[.F75]" office:value-type="float" office:value="1.4436683797897" calcext:value-type="float">
            <text:p>1,44</text:p>
          </table:table-cell>
          <table:table-cell table:style-name="ce16" table:formula="of:=[.G73]-[.G75]" office:value-type="float" office:value="4.03510283973074" calcext:value-type="float">
            <text:p>4,04</text:p>
          </table:table-cell>
          <table:table-cell table:style-name="ce16" table:formula="of:=[.H73]-[.H75]" office:value-type="float" office:value="1.62954411037653" calcext:value-type="float">
            <text:p>1,63</text:p>
          </table:table-cell>
          <table:table-cell table:style-name="ce16" table:formula="of:=[.I73]-[.I75]" office:value-type="float" office:value="3.18120106478031" calcext:value-type="float">
            <text:p>3,18</text:p>
          </table:table-cell>
          <table:table-cell table:number-columns-repeated="55"/>
        </table:table-row>
      </table:table>
      <table:table table:name="charts" table:style-name="ta1">
        <table:shapes>
          <draw:frame draw:z-index="0" draw:style-name="gr1" draw:text-style-name="P1" svg:width="15.999cm" svg:height="8.999cm" svg:x="2.358cm" svg:y="0.1cm">
            <draw:object draw:notify-on-update-of-ranges="short_instances.G3:short_instances.I3 short_instances.G34:short_instances.I34 short_instances.G38:short_instances.I38 short_instances.G38:short_instances.I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01cm" svg:height="9.009cm" svg:x="19.636cm" svg:y="0.158cm">
            <draw:object draw:notify-on-update-of-ranges="med_instances.G3:med_instances.I3 med_instances.G34:med_instances.I34 med_instances.G38:med_instances.I38 med_instances.G38:med_instances.I3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01cm" svg:height="9.009cm" svg:x="2.554cm" svg:y="10.138cm">
            <draw:object draw:notify-on-update-of-ranges="short_instances.D3:short_instances.F3 short_instances.D34:short_instances.F34 short_instances.D38:short_instances.F38 short_instances.D38:short_instances.F3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6.01cm" svg:height="9.009cm" svg:x="20.16cm" svg:y="10.115cm">
            <draw:object draw:notify-on-update-of-ranges="med_instances.D3:med_instances.F3 med_instances.D34:med_instances.F34 med_instances.D38:med_instances.F38 med_instances.D38:med_instances.F3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6.01cm" svg:height="9.009cm" svg:x="36.459cm" svg:y="0.218cm">
            <draw:object draw:notify-on-update-of-ranges="larg_instances.G3:larg_instances.I3 larg_instances.G34:larg_instances.I34 larg_instances.G38:larg_instances.I38 larg_instances.G38:larg_instances.I3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6.003cm" svg:height="9.007cm" svg:x="36.918cm" svg:y="9.984cm">
            <draw:object draw:notify-on-update-of-ranges="larg_instances.D3:larg_instances.F3 larg_instances.D34:larg_instances.F34 larg_instances.D38:larg_instances.F38 larg_instances.D38:larg_instances.F3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6.003cm" svg:height="9.006cm" svg:x="2.853cm" svg:y="20.546cm">
            <draw:object draw:notify-on-update-of-ranges="short_instances.G42:short_instances.I42 short_instances.G73:short_instances.I73 short_instances.G77:short_instances.I77 short_instances.G77:short_instances.I7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6.003cm" svg:height="9.006cm" svg:x="19.898cm" svg:y="20.37cm">
            <draw:object draw:notify-on-update-of-ranges="med_instances.G42:med_instances.I42 med_instances.G73:med_instances.I73 med_instances.G77:med_instances.I77 med_instances.G77:med_instances.I77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6.003cm" svg:height="9.006cm" svg:x="36.794cm" svg:y="20.396cm">
            <draw:object draw:notify-on-update-of-ranges="larg_instances.G42:larg_instances.I42 larg_instances.G73:larg_instances.I73 larg_instances.G77:larg_instances.I77 larg_instances.G77:larg_instances.I7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16.003cm" svg:height="9.006cm" svg:x="3.027cm" svg:y="30.23cm">
            <draw:object draw:notify-on-update-of-ranges="short_instances.D42:short_instances.F42 short_instances.D73:short_instances.F73 short_instances.D77:short_instances.F77 short_instances.D77:short_instances.F77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16.003cm" svg:height="9.006cm" svg:x="20.493cm" svg:y="30.355cm">
            <draw:object draw:notify-on-update-of-ranges="med_instances.D42:med_instances.F42 med_instances.D73:med_instances.F73 med_instances.D77:med_instances.F77 med_instances.D77:med_instances.F77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16.003cm" svg:height="9.006cm" svg:x="37.091cm" svg:y="30.556cm">
            <draw:object draw:notify-on-update-of-ranges="larg_instances.D42:larg_instances.F42 larg_instances.D73:larg_instances.F73 larg_instances.D77:larg_instances.F77 larg_instances.D77:larg_instances.F77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2" loext:min-decimal-places="12" number:min-integer-digits="1"/>
    </number:number-style>
    <number:number-style style:name="N108">
      <number:number number:decimal-places="11" loext:min-decimal-places="11" number:min-integer-digits="1"/>
    </number:number-style>
    <number:number-style style:name="N109">
      <number:number number:decimal-places="10" loext:min-decimal-places="10" number:min-integer-digits="1"/>
    </number:number-style>
    <number:number-style style:name="N110">
      <number:number number:decimal-places="9" loext:min-decimal-places="9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number:number-style style:name="N117">
      <number:number number:decimal-places="13" loext:min-decimal-places="1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6">00/00/0000</text:date>, <text:time style:data-style-name="N2" text:time-value="18:08:04.99602910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5T10:04:22.844326511</meta:creation-date>
    <dc:date>2020-09-26T18:03:53.487505585</dc:date>
    <meta:editing-duration>PT15H35M15S</meta:editing-duration>
    <meta:editing-cycles>382</meta:editing-cycles>
    <meta:generator>LibreOffice/6.4.6.2$Linux_X86_64 LibreOffice_project/40$Build-2</meta:generator>
    <meta:document-statistic meta:table-count="4" meta:cell-count="1960" meta:object-count="1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error-category="cell-range" chart:error-upper-range="short_instances.G38:short_instances.I38" chart:error-lower-range="short_instances.G38:short_instances.I38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minimum="0" chart:maximum="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true" chart:error-category="cell-range" chart:error-upper-range="short_instances.G38:short_instances.I38" chart:error-lower-range="short_instances.G38:short_instances.I38"/>
      <style:graphic-properties draw:stroke="none" draw:fill-color="#5983b0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ort_instances.G38:short_instances.I38" chart:error-lower-range="short_instances.G38:short_instances.I38" loext:std-weight="1"/>
      <style:graphic-properties draw:stroke="solid" svg:stroke-width="0.05cm" svg:stroke-color="#000000" svg:stroke-opacity="100%" draw:stroke-linejoin="round"/>
    </style:style>
    <style:style style:name="ch11" style:family="chart">
      <style:chart-properties chart:solid-type="cuboi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364cm" svg:y="0.316cm" chart:style-name="ch2">
          <text:p>Cumprimento de Deadline</text:p>
        </chart:title>
        <chart:subtitle svg:x="6.117cm" svg:y="1.275cm" chart:style-name="ch3">
          <text:p>Pequenas Instâncias</text:p>
        </chart:subtitle>
        <chart:plot-area chart:style-name="ch4" table:cell-range-address="short_instances.G3:short_instances.I3 short_instances.G34:short_instances.I34" chart:data-source-has-labels="row" svg:x="1.331cm" svg:y="2.138cm" svg:width="14.349cm" svg:height="6.682cm">
          <chartooo:coordinate-region svg:x="2.429cm" svg:y="2.337cm" svg:width="13.251cm" svg:height="5.836cm"/>
          <chart:axis chart:dimension="x" chart:name="primary-x" chart:style-name="ch5" chartooo:axis-type="auto">
            <chartooo:date-scale/>
            <chart:categories table:cell-range-address="short_instances.G3:short_instances.I3"/>
          </chart:axis>
          <chart:axis chart:dimension="y" chart:name="primary-y" chart:style-name="ch6">
            <chart:title svg:x="0.451cm" svg:y="7.402cm" chart:style-name="ch7">
              <text:p>Quantidade de Processos</text:p>
            </chart:title>
            <chart:grid chart:style-name="ch8" chart:class="major"/>
          </chart:axis>
          <chart:series chart:style-name="ch9" chart:values-cell-range-address="short_instances.G34:short_instances.I34" chart:class="chart:bar">
            <chart:error-indicator chart:style-name="ch10" chart:dimension="y"/>
            <chart:data-point chart:style-name="ch11"/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CFS</text:p>
                <draw:g>
                  <svg:desc>short_instances.G3:short_instances.I3</svg:desc>
                </draw:g>
              </table:table-cell>
              <table:table-cell office:value-type="string">
                <text:p>SRTN</text:p>
              </table:table-cell>
              <table:table-cell office:value-type="string">
                <text:p>RR – q7</text:p>
              </table:table-cell>
            </table:table-row>
          </table:table-header-rows>
          <table:table-rows>
            <table:table-row>
              <table:table-cell office:value-type="string">
                <text:p>Linha 34</text:p>
                <draw:g>
                  <svg:desc/>
                </draw:g>
              </table:table-cell>
              <table:table-cell office:value-type="float" office:value="13.6">
                <text:p>13.6</text:p>
                <draw:g>
                  <svg:desc>short_instances.G34:short_instances.I34</svg:desc>
                </draw:g>
              </table:table-cell>
              <table:table-cell office:value-type="float" office:value="15.6666666666667">
                <text:p>15.6666666666667</text:p>
              </table:table-cell>
              <table:table-cell office:value-type="float" office:value="11.0333333333333">
                <text:p>11.0333333333333</text:p>
              </table:table-cell>
            </table:table-row>
            <table:table-row>
              <table:table-cell office:value-type="string">
                <text:p>Linha 38</text:p>
                <draw:g>
                  <svg:desc/>
                </draw:g>
              </table:table-cell>
              <table:table-cell office:value-type="float" office:value="0.979323904714281">
                <text:p>0.979323904714281</text:p>
                <draw:g>
                  <svg:desc>short_instances.G38:short_instances.I38</svg:desc>
                </draw:g>
              </table:table-cell>
              <table:table-cell office:value-type="float" office:value="0.534363373145453">
                <text:p>0.534363373145453</text:p>
              </table:table-cell>
              <table:table-cell office:value-type="float" office:value="1.32728672623508">
                <text:p>1.32728672623508</text:p>
              </table:table-cell>
            </table:table-row>
            <table:table-row>
              <table:table-cell office:value-type="string">
                <text:p>Linha 38</text:p>
                <draw:g>
                  <svg:desc/>
                </draw:g>
              </table:table-cell>
              <table:table-cell office:value-type="float" office:value="0.979323904714281">
                <text:p>0.979323904714281</text:p>
                <draw:g>
                  <svg:desc>short_instances.G38:short_instances.I38</svg:desc>
                </draw:g>
              </table:table-cell>
              <table:table-cell office:value-type="float" office:value="0.534363373145453">
                <text:p>0.534363373145453</text:p>
              </table:table-cell>
              <table:table-cell office:value-type="float" office:value="1.32728672623508">
                <text:p>1.327286726235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error-category="cell-range" chart:error-upper-range="short_instances.D77:short_instances.F77" chart:error-lower-range="short_instances.D77:short_instances.F77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true" chart:error-category="cell-range" chart:error-upper-range="short_instances.D77:short_instances.F77" chart:error-lower-range="short_instances.D77:short_instances.F77"/>
      <style:graphic-properties draw:stroke="none" draw:fill-color="#50938a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ort_instances.D77:short_instances.F77" chart:error-lower-range="short_instances.D77:short_instances.F77" loext:std-weight="1"/>
      <style:graphic-properties draw:stroke="solid" svg:stroke-width="0.05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bar" chart:style-name="ch1">
        <chart:title svg:x="5.974cm" svg:y="0.316cm" chart:style-name="ch2">
          <text:p>Trocas de Contexto</text:p>
        </chart:title>
        <chart:subtitle svg:x="6.119cm" svg:y="1.275cm" chart:style-name="ch3">
          <text:p>Pequenas Instâncias</text:p>
        </chart:subtitle>
        <chart:plot-area chart:style-name="ch4" table:cell-range-address="short_instances.D42:short_instances.F42 short_instances.D73:short_instances.F73" chart:data-source-has-labels="row" svg:x="1.331cm" svg:y="2.138cm" svg:width="14.353cm" svg:height="6.689cm">
          <chartooo:coordinate-region svg:x="2.429cm" svg:y="2.337cm" svg:width="13.255cm" svg:height="5.843cm"/>
          <chart:axis chart:dimension="x" chart:name="primary-x" chart:style-name="ch5" chartooo:axis-type="auto">
            <chartooo:date-scale/>
            <chart:categories table:cell-range-address="short_instances.D42:short_instances.F42"/>
          </chart:axis>
          <chart:axis chart:dimension="y" chart:name="primary-y" chart:style-name="ch6">
            <chart:title svg:x="0.451cm" svg:y="6.386cm" chart:style-name="ch7">
              <text:p>Quantidade</text:p>
            </chart:title>
            <chart:grid chart:style-name="ch8" chart:class="major"/>
          </chart:axis>
          <chart:series chart:style-name="ch9" chart:values-cell-range-address="short_instances.D73:short_instances.F73" chart:class="chart:bar">
            <chart:error-indicator chart:style-name="ch10" chart:dimension="y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CFS</text:p>
                <draw:g>
                  <svg:desc>short_instances.D42:short_instances.F42</svg:desc>
                </draw:g>
              </table:table-cell>
              <table:table-cell office:value-type="string">
                <text:p>SRTN</text:p>
              </table:table-cell>
              <table:table-cell office:value-type="string">
                <text:p>RR – q7</text:p>
              </table:table-cell>
            </table:table-row>
          </table:table-header-rows>
          <table:table-rows>
            <table:table-row>
              <table:table-cell office:value-type="string">
                <text:p>Linha 73</text:p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short_instances.D73:short_instances.F73</svg:desc>
                </draw:g>
              </table:table-cell>
              <table:table-cell office:value-type="float" office:value="21.3333333333333">
                <text:p>21.3333333333333</text:p>
              </table:table-cell>
              <table:table-cell office:value-type="float" office:value="26.5333333333333">
                <text:p>26.5333333333333</text:p>
              </table:table-cell>
            </table:table-row>
            <table:table-row>
              <table:table-cell office:value-type="string">
                <text:p>Linha 7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ort_instances.D77:short_instances.F77</svg:desc>
                </draw:g>
              </table:table-cell>
              <table:table-cell office:value-type="float" office:value="0.391248321456011">
                <text:p>0.391248321456011</text:p>
              </table:table-cell>
              <table:table-cell office:value-type="float" office:value="0.732360650639674">
                <text:p>0.732360650639674</text:p>
              </table:table-cell>
            </table:table-row>
            <table:table-row>
              <table:table-cell office:value-type="string">
                <text:p>Linha 7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ort_instances.D77:short_instances.F77</svg:desc>
                </draw:g>
              </table:table-cell>
              <table:table-cell office:value-type="float" office:value="0.391248321456011">
                <text:p>0.391248321456011</text:p>
              </table:table-cell>
              <table:table-cell office:value-type="float" office:value="0.732360650639674">
                <text:p>0.73236065063967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error-category="cell-range" chart:error-upper-range="med_instances.D77:med_instances.F77" chart:error-lower-range="med_instances.D77:med_instances.F77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true" chart:error-category="cell-range" chart:error-upper-range="med_instances.D77:med_instances.F77" chart:error-lower-range="med_instances.D77:med_instances.F77"/>
      <style:graphic-properties draw:stroke="none" draw:fill-color="#50938a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med_instances.D77:med_instances.F77" chart:error-lower-range="med_instances.D77:med_instances.F77" loext:std-weight="1"/>
      <style:graphic-properties draw:stroke="solid" svg:stroke-width="0.05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bar" chart:style-name="ch1">
        <chart:title svg:x="5.974cm" svg:y="0.316cm" chart:style-name="ch2">
          <text:p>Trocas de Contexto</text:p>
        </chart:title>
        <chart:subtitle svg:x="6.371cm" svg:y="1.275cm" chart:style-name="ch3">
          <text:p>Médias Instâncias</text:p>
        </chart:subtitle>
        <chart:plot-area chart:style-name="ch4" table:cell-range-address="med_instances.D42:med_instances.F42 med_instances.D73:med_instances.F73" chart:data-source-has-labels="row" svg:x="1.331cm" svg:y="2.138cm" svg:width="14.353cm" svg:height="6.689cm">
          <chartooo:coordinate-region svg:x="2.429cm" svg:y="2.337cm" svg:width="13.255cm" svg:height="5.843cm"/>
          <chart:axis chart:dimension="x" chart:name="primary-x" chart:style-name="ch5" chartooo:axis-type="auto">
            <chartooo:date-scale/>
            <chart:categories table:cell-range-address="med_instances.D42:med_instances.F42"/>
          </chart:axis>
          <chart:axis chart:dimension="y" chart:name="primary-y" chart:style-name="ch6">
            <chart:title svg:x="0.451cm" svg:y="6.386cm" chart:style-name="ch7">
              <text:p>Quantidade</text:p>
            </chart:title>
            <chart:grid chart:style-name="ch8" chart:class="major"/>
          </chart:axis>
          <chart:series chart:style-name="ch9" chart:values-cell-range-address="med_instances.D73:med_instances.F73" chart:class="chart:bar">
            <chart:error-indicator chart:style-name="ch10" chart:dimension="y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CFS</text:p>
                <draw:g>
                  <svg:desc>med_instances.D42:med_instances.F42</svg:desc>
                </draw:g>
              </table:table-cell>
              <table:table-cell office:value-type="string">
                <text:p>SRTN</text:p>
              </table:table-cell>
              <table:table-cell office:value-type="string">
                <text:p>RR – q7</text:p>
              </table:table-cell>
            </table:table-row>
          </table:table-header-rows>
          <table:table-rows>
            <table:table-row>
              <table:table-cell office:value-type="string">
                <text:p>Linha 73</text:p>
                <draw:g>
                  <svg:desc/>
                </draw:g>
              </table:table-cell>
              <table:table-cell office:value-type="float" office:value="50">
                <text:p>50</text:p>
                <draw:g>
                  <svg:desc>med_instances.D73:med_instances.F73</svg:desc>
                </draw:g>
              </table:table-cell>
              <table:table-cell office:value-type="float" office:value="52.5666666666667">
                <text:p>52.5666666666667</text:p>
              </table:table-cell>
              <table:table-cell office:value-type="float" office:value="65.6">
                <text:p>65.6</text:p>
              </table:table-cell>
            </table:table-row>
            <table:table-row>
              <table:table-cell office:value-type="string">
                <text:p>Linha 7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med_instances.D77:med_instances.F77</svg:desc>
                </draw:g>
              </table:table-cell>
              <table:table-cell office:value-type="float" office:value="0.584485024012608">
                <text:p>0.584485024012608</text:p>
              </table:table-cell>
              <table:table-cell office:value-type="float" office:value="1.01909601591566">
                <text:p>1.01909601591566</text:p>
              </table:table-cell>
            </table:table-row>
            <table:table-row>
              <table:table-cell office:value-type="string">
                <text:p>Linha 7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med_instances.D77:med_instances.F77</svg:desc>
                </draw:g>
              </table:table-cell>
              <table:table-cell office:value-type="float" office:value="0.584485024012608">
                <text:p>0.584485024012608</text:p>
              </table:table-cell>
              <table:table-cell office:value-type="float" office:value="1.01909601591566">
                <text:p>1.0190960159156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error-category="cell-range" chart:error-upper-range="larg_instances.D77:larg_instances.F77" chart:error-lower-range="larg_instances.D77:larg_instances.F77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true" chart:error-category="cell-range" chart:error-upper-range="larg_instances.D77:larg_instances.F77" chart:error-lower-range="larg_instances.D77:larg_instances.F77"/>
      <style:graphic-properties draw:stroke="none" draw:fill-color="#50938a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larg_instances.D77:larg_instances.F77" chart:error-lower-range="larg_instances.D77:larg_instances.F77" loext:std-weight="1"/>
      <style:graphic-properties draw:stroke="solid" svg:stroke-width="0.05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bar" chart:style-name="ch1">
        <chart:title svg:x="5.974cm" svg:y="0.316cm" chart:style-name="ch2">
          <text:p>Trocas de Contexto</text:p>
        </chart:title>
        <chart:subtitle svg:x="6.238cm" svg:y="1.275cm" chart:style-name="ch3">
          <text:p>Grandes Instâncias</text:p>
        </chart:subtitle>
        <chart:plot-area chart:style-name="ch4" table:cell-range-address="larg_instances.D42:larg_instances.F42 larg_instances.D73:larg_instances.F73" chart:data-source-has-labels="row" svg:x="1.331cm" svg:y="2.138cm" svg:width="14.353cm" svg:height="6.689cm">
          <chartooo:coordinate-region svg:x="2.614cm" svg:y="2.337cm" svg:width="13.07cm" svg:height="5.843cm"/>
          <chart:axis chart:dimension="x" chart:name="primary-x" chart:style-name="ch5" chartooo:axis-type="auto">
            <chartooo:date-scale/>
            <chart:categories table:cell-range-address="larg_instances.D42:larg_instances.F42"/>
          </chart:axis>
          <chart:axis chart:dimension="y" chart:name="primary-y" chart:style-name="ch6">
            <chart:title svg:x="0.451cm" svg:y="6.386cm" chart:style-name="ch7">
              <text:p>Quantidade</text:p>
            </chart:title>
            <chart:grid chart:style-name="ch8" chart:class="major"/>
          </chart:axis>
          <chart:series chart:style-name="ch9" chart:values-cell-range-address="larg_instances.D73:larg_instances.F73" chart:class="chart:bar">
            <chart:error-indicator chart:style-name="ch10" chart:dimension="y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CFS</text:p>
                <draw:g>
                  <svg:desc>larg_instances.D42:larg_instances.F42</svg:desc>
                </draw:g>
              </table:table-cell>
              <table:table-cell office:value-type="string">
                <text:p>SRTN</text:p>
              </table:table-cell>
              <table:table-cell office:value-type="string">
                <text:p>RR – q7</text:p>
              </table:table-cell>
            </table:table-row>
          </table:table-header-rows>
          <table:table-rows>
            <table:table-row>
              <table:table-cell office:value-type="string">
                <text:p>Linha 73</text:p>
                <draw:g>
                  <svg:desc/>
                </draw:g>
              </table:table-cell>
              <table:table-cell office:value-type="float" office:value="100">
                <text:p>100</text:p>
                <draw:g>
                  <svg:desc>larg_instances.D73:larg_instances.F73</svg:desc>
                </draw:g>
              </table:table-cell>
              <table:table-cell office:value-type="float" office:value="105.433333333333">
                <text:p>105.43333333333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Linha 7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larg_instances.D77:larg_instances.F77</svg:desc>
                </draw:g>
              </table:table-cell>
              <table:table-cell office:value-type="float" office:value="0.545404823462292">
                <text:p>0.545404823462292</text:p>
              </table:table-cell>
              <table:table-cell office:value-type="float" office:value="1.4436683797897">
                <text:p>1.4436683797897</text:p>
              </table:table-cell>
            </table:table-row>
            <table:table-row>
              <table:table-cell office:value-type="string">
                <text:p>Linha 7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larg_instances.D77:larg_instances.F77</svg:desc>
                </draw:g>
              </table:table-cell>
              <table:table-cell office:value-type="float" office:value="0.545404823462292">
                <text:p>0.545404823462292</text:p>
              </table:table-cell>
              <table:table-cell office:value-type="float" office:value="1.4436683797897">
                <text:p>1.443668379789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error-category="cell-range" chart:error-upper-range="med_instances.G38:med_instances.I38" chart:error-lower-range="med_instances.G38:med_instances.I38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maximum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true" chart:error-category="cell-range" chart:error-upper-range="med_instances.G38:med_instances.I38" chart:error-lower-range="med_instances.G38:med_instances.I38"/>
      <style:graphic-properties draw:stroke="none" draw:fill-color="#5983b0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med_instances.G38:med_instances.I38" chart:error-lower-range="med_instances.G38:med_instances.I38" loext:std-weight="1"/>
      <style:graphic-properties draw:stroke="solid" svg:stroke-width="0.05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1cm" svg:height="9.01cm" xlink:href=".." xlink:type="simple" chart:class="chart:bar" chart:style-name="ch1">
        <chart:title svg:x="5.369cm" svg:y="0.316cm" chart:style-name="ch2">
          <text:p>Cumprimento de Deadline</text:p>
        </chart:title>
        <chart:subtitle svg:x="6.374cm" svg:y="1.275cm" chart:style-name="ch3">
          <text:p>Médias Instâncias</text:p>
        </chart:subtitle>
        <chart:plot-area chart:style-name="ch4" table:cell-range-address="med_instances.G3:med_instances.I3 med_instances.G34:med_instances.I34" chart:data-source-has-labels="row" svg:x="1.331cm" svg:y="2.138cm" svg:width="14.36cm" svg:height="6.692cm">
          <chartooo:coordinate-region svg:x="2.429cm" svg:y="2.337cm" svg:width="13.262cm" svg:height="5.846cm"/>
          <chart:axis chart:dimension="x" chart:name="primary-x" chart:style-name="ch5" chartooo:axis-type="auto">
            <chartooo:date-scale/>
            <chart:categories table:cell-range-address="med_instances.G3:med_instances.I3"/>
          </chart:axis>
          <chart:axis chart:dimension="y" chart:name="primary-y" chart:style-name="ch6">
            <chart:title svg:x="0.451cm" svg:y="7.407cm" chart:style-name="ch7">
              <text:p>Quantidade de Processos</text:p>
            </chart:title>
            <chart:grid chart:style-name="ch8" chart:class="major"/>
          </chart:axis>
          <chart:series chart:style-name="ch9" chart:values-cell-range-address="med_instances.G34:med_instances.I34" chart:class="chart:bar">
            <chart:error-indicator chart:style-name="ch10" chart:dimension="y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CFS</text:p>
                <draw:g>
                  <svg:desc>med_instances.G3:med_instances.I3</svg:desc>
                </draw:g>
              </table:table-cell>
              <table:table-cell office:value-type="string">
                <text:p>SRTN</text:p>
              </table:table-cell>
              <table:table-cell office:value-type="string">
                <text:p>RR – q7</text:p>
              </table:table-cell>
            </table:table-row>
          </table:table-header-rows>
          <table:table-rows>
            <table:table-row>
              <table:table-cell office:value-type="string">
                <text:p>Linha 34</text:p>
                <draw:g>
                  <svg:desc/>
                </draw:g>
              </table:table-cell>
              <table:table-cell office:value-type="float" office:value="20.6666666666667">
                <text:p>20.6666666666667</text:p>
                <draw:g>
                  <svg:desc>med_instances.G34:med_instances.I34</svg:desc>
                </draw:g>
              </table:table-cell>
              <table:table-cell office:value-type="float" office:value="32.1333333333333">
                <text:p>32.1333333333333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string">
                <text:p>Linha 38</text:p>
                <draw:g>
                  <svg:desc/>
                </draw:g>
              </table:table-cell>
              <table:table-cell office:value-type="float" office:value="2.23836338679424">
                <text:p>2.23836338679424</text:p>
                <draw:g>
                  <svg:desc>med_instances.G38:med_instances.I38</svg:desc>
                </draw:g>
              </table:table-cell>
              <table:table-cell office:value-type="float" office:value="0.975408400564973">
                <text:p>0.975408400564973</text:p>
              </table:table-cell>
              <table:table-cell office:value-type="float" office:value="1.87325996502133">
                <text:p>1.87325996502133</text:p>
              </table:table-cell>
            </table:table-row>
            <table:table-row>
              <table:table-cell office:value-type="string">
                <text:p>Linha 38</text:p>
                <draw:g>
                  <svg:desc/>
                </draw:g>
              </table:table-cell>
              <table:table-cell office:value-type="float" office:value="2.23836338679424">
                <text:p>2.23836338679424</text:p>
                <draw:g>
                  <svg:desc>med_instances.G38:med_instances.I38</svg:desc>
                </draw:g>
              </table:table-cell>
              <table:table-cell office:value-type="float" office:value="0.975408400564973">
                <text:p>0.975408400564973</text:p>
              </table:table-cell>
              <table:table-cell office:value-type="float" office:value="1.87325996502133">
                <text:p>1.873259965021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error-category="cell-range" chart:error-upper-range="short_instances.D38:short_instances.F38" chart:error-lower-range="short_instances.D38:short_instances.F38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true" chart:error-category="cell-range" chart:error-upper-range="short_instances.D38:short_instances.F38" chart:error-lower-range="short_instances.D38:short_instances.F38"/>
      <style:graphic-properties draw:stroke="none" draw:fill-color="#5983b0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ort_instances.D38:short_instances.F38" chart:error-lower-range="short_instances.D38:short_instances.F38" loext:std-weight="1"/>
      <style:graphic-properties draw:stroke="solid" svg:stroke-width="0.05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1cm" svg:height="9.01cm" xlink:href=".." xlink:type="simple" chart:class="chart:bar" chart:style-name="ch1">
        <chart:title svg:x="5.977cm" svg:y="0.316cm" chart:style-name="ch2">
          <text:p>Trocas de Contexto</text:p>
        </chart:title>
        <chart:subtitle svg:x="6.122cm" svg:y="1.275cm" chart:style-name="ch3">
          <text:p>Pequenas Instâncias</text:p>
        </chart:subtitle>
        <chart:plot-area chart:style-name="ch4" table:cell-range-address="short_instances.D3:short_instances.F3 short_instances.D34:short_instances.F34" chart:data-source-has-labels="row" svg:x="1.331cm" svg:y="2.138cm" svg:width="14.36cm" svg:height="6.692cm">
          <chartooo:coordinate-region svg:x="2.429cm" svg:y="2.337cm" svg:width="13.262cm" svg:height="5.846cm"/>
          <chart:axis chart:dimension="x" chart:name="primary-x" chart:style-name="ch5" chartooo:axis-type="auto">
            <chartooo:date-scale/>
            <chart:categories table:cell-range-address="short_instances.D3:short_instances.F3"/>
          </chart:axis>
          <chart:axis chart:dimension="y" chart:name="primary-y" chart:style-name="ch6">
            <chart:title svg:x="0.451cm" svg:y="6.388cm" chart:style-name="ch7">
              <text:p>Quantidade</text:p>
            </chart:title>
            <chart:grid chart:style-name="ch8" chart:class="major"/>
          </chart:axis>
          <chart:series chart:style-name="ch9" chart:values-cell-range-address="short_instances.D34:short_instances.F34" chart:class="chart:bar">
            <chart:error-indicator chart:style-name="ch10" chart:dimension="y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CFS</text:p>
                <draw:g>
                  <svg:desc>short_instances.D3:short_instances.F3</svg:desc>
                </draw:g>
              </table:table-cell>
              <table:table-cell office:value-type="string">
                <text:p>SRTN</text:p>
              </table:table-cell>
              <table:table-cell office:value-type="string">
                <text:p>RR – q7</text:p>
              </table:table-cell>
            </table:table-row>
          </table:table-header-rows>
          <table:table-rows>
            <table:table-row>
              <table:table-cell office:value-type="string">
                <text:p>Linha 34</text:p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short_instances.D34:short_instances.F34</svg:desc>
                </draw:g>
              </table:table-cell>
              <table:table-cell office:value-type="float" office:value="21.3333333333333">
                <text:p>21.3333333333333</text:p>
              </table:table-cell>
              <table:table-cell office:value-type="float" office:value="26.5333333333333">
                <text:p>26.5333333333333</text:p>
              </table:table-cell>
            </table:table-row>
            <table:table-row>
              <table:table-cell office:value-type="string">
                <text:p>Linha 3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ort_instances.D38:short_instances.F38</svg:desc>
                </draw:g>
              </table:table-cell>
              <table:table-cell office:value-type="float" office:value="0.391248321456011">
                <text:p>0.391248321456011</text:p>
              </table:table-cell>
              <table:table-cell office:value-type="float" office:value="0.732360650639674">
                <text:p>0.732360650639674</text:p>
              </table:table-cell>
            </table:table-row>
            <table:table-row>
              <table:table-cell office:value-type="string">
                <text:p>Linha 3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ort_instances.D38:short_instances.F38</svg:desc>
                </draw:g>
              </table:table-cell>
              <table:table-cell office:value-type="float" office:value="0.391248321456011">
                <text:p>0.391248321456011</text:p>
              </table:table-cell>
              <table:table-cell office:value-type="float" office:value="0.732360650639674">
                <text:p>0.73236065063967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error-category="cell-range" chart:error-upper-range="med_instances.D38:med_instances.F38" chart:error-lower-range="med_instances.D38:med_instances.F38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true" chart:error-category="cell-range" chart:error-upper-range="med_instances.D38:med_instances.F38" chart:error-lower-range="med_instances.D38:med_instances.F38"/>
      <style:graphic-properties draw:stroke="none" draw:fill-color="#5983b0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med_instances.D38:med_instances.F38" chart:error-lower-range="med_instances.D38:med_instances.F38" loext:std-weight="1"/>
      <style:graphic-properties draw:stroke="solid" svg:stroke-width="0.05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1cm" svg:height="9.01cm" xlink:href=".." xlink:type="simple" chart:class="chart:bar" chart:style-name="ch1">
        <chart:title svg:x="5.977cm" svg:y="0.316cm" chart:style-name="ch2">
          <text:p>Trocas de Contexto</text:p>
        </chart:title>
        <chart:subtitle svg:x="6.374cm" svg:y="1.275cm" chart:style-name="ch3">
          <text:p>Médias Instâncias</text:p>
        </chart:subtitle>
        <chart:plot-area chart:style-name="ch4" table:cell-range-address="med_instances.D3:med_instances.F3 med_instances.D34:med_instances.F34" chart:data-source-has-labels="row" svg:x="1.331cm" svg:y="2.138cm" svg:width="14.36cm" svg:height="6.692cm">
          <chartooo:coordinate-region svg:x="2.429cm" svg:y="2.337cm" svg:width="13.262cm" svg:height="5.846cm"/>
          <chart:axis chart:dimension="x" chart:name="primary-x" chart:style-name="ch5" chartooo:axis-type="auto">
            <chartooo:date-scale/>
            <chart:categories table:cell-range-address="med_instances.D3:med_instances.F3"/>
          </chart:axis>
          <chart:axis chart:dimension="y" chart:name="primary-y" chart:style-name="ch6">
            <chart:title svg:x="0.451cm" svg:y="6.388cm" chart:style-name="ch7">
              <text:p>Quantidade</text:p>
            </chart:title>
            <chart:grid chart:style-name="ch8" chart:class="major"/>
          </chart:axis>
          <chart:series chart:style-name="ch9" chart:values-cell-range-address="med_instances.D34:med_instances.F34" chart:class="chart:bar">
            <chart:error-indicator chart:style-name="ch10" chart:dimension="y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CFS</text:p>
                <draw:g>
                  <svg:desc>med_instances.D3:med_instances.F3</svg:desc>
                </draw:g>
              </table:table-cell>
              <table:table-cell office:value-type="string">
                <text:p>SRTN</text:p>
              </table:table-cell>
              <table:table-cell office:value-type="string">
                <text:p>RR – q7</text:p>
              </table:table-cell>
            </table:table-row>
          </table:table-header-rows>
          <table:table-rows>
            <table:table-row>
              <table:table-cell office:value-type="string">
                <text:p>Linha 34</text:p>
                <draw:g>
                  <svg:desc/>
                </draw:g>
              </table:table-cell>
              <table:table-cell office:value-type="float" office:value="50">
                <text:p>50</text:p>
                <draw:g>
                  <svg:desc>med_instances.D34:med_instances.F34</svg:desc>
                </draw:g>
              </table:table-cell>
              <table:table-cell office:value-type="float" office:value="52.5666666666667">
                <text:p>52.5666666666667</text:p>
              </table:table-cell>
              <table:table-cell office:value-type="float" office:value="65.6">
                <text:p>65.6</text:p>
              </table:table-cell>
            </table:table-row>
            <table:table-row>
              <table:table-cell office:value-type="string">
                <text:p>Linha 3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med_instances.D38:med_instances.F38</svg:desc>
                </draw:g>
              </table:table-cell>
              <table:table-cell office:value-type="float" office:value="0.584485024012608">
                <text:p>0.584485024012608</text:p>
              </table:table-cell>
              <table:table-cell office:value-type="float" office:value="1.01909601591566">
                <text:p>1.01909601591566</text:p>
              </table:table-cell>
            </table:table-row>
            <table:table-row>
              <table:table-cell office:value-type="string">
                <text:p>Linha 3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med_instances.D38:med_instances.F38</svg:desc>
                </draw:g>
              </table:table-cell>
              <table:table-cell office:value-type="float" office:value="0.584485024012608">
                <text:p>0.584485024012608</text:p>
              </table:table-cell>
              <table:table-cell office:value-type="float" office:value="1.01909601591566">
                <text:p>1.0190960159156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error-category="cell-range" chart:error-upper-range="larg_instances.G38:larg_instances.I38" chart:error-lower-range="larg_instances.G38:larg_instances.I38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maximum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true" chart:error-category="cell-range" chart:error-upper-range="larg_instances.G38:larg_instances.I38" chart:error-lower-range="larg_instances.G38:larg_instances.I38"/>
      <style:graphic-properties draw:stroke="none" draw:fill-color="#5983b0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larg_instances.G38:larg_instances.I38" chart:error-lower-range="larg_instances.G38:larg_instances.I38" loext:std-weight="1"/>
      <style:graphic-properties draw:stroke="solid" svg:stroke-width="0.05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1cm" svg:height="9.01cm" xlink:href=".." xlink:type="simple" chart:class="chart:bar" chart:style-name="ch1">
        <chart:title svg:x="5.369cm" svg:y="0.316cm" chart:style-name="ch2">
          <text:p>Cumprimento de Deadline</text:p>
        </chart:title>
        <chart:subtitle svg:x="6.241cm" svg:y="1.275cm" chart:style-name="ch3">
          <text:p>Grandes Instâncias</text:p>
        </chart:subtitle>
        <chart:plot-area chart:style-name="ch4" table:cell-range-address="larg_instances.G3:larg_instances.I3 larg_instances.G34:larg_instances.I34" chart:data-source-has-labels="row" svg:x="1.331cm" svg:y="2.138cm" svg:width="14.36cm" svg:height="6.692cm">
          <chartooo:coordinate-region svg:x="2.614cm" svg:y="2.337cm" svg:width="13.077cm" svg:height="5.846cm"/>
          <chart:axis chart:dimension="x" chart:name="primary-x" chart:style-name="ch5" chartooo:axis-type="auto">
            <chartooo:date-scale/>
            <chart:categories table:cell-range-address="larg_instances.G3:larg_instances.I3"/>
          </chart:axis>
          <chart:axis chart:dimension="y" chart:name="primary-y" chart:style-name="ch6">
            <chart:title svg:x="0.451cm" svg:y="7.407cm" chart:style-name="ch7">
              <text:p>Quantidade de Processos</text:p>
            </chart:title>
            <chart:grid chart:style-name="ch8" chart:class="major"/>
          </chart:axis>
          <chart:series chart:style-name="ch9" chart:values-cell-range-address="larg_instances.G34:larg_instances.I34" chart:class="chart:bar">
            <chart:error-indicator chart:style-name="ch10" chart:dimension="y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CFS</text:p>
                <draw:g>
                  <svg:desc>larg_instances.G3:larg_instances.I3</svg:desc>
                </draw:g>
              </table:table-cell>
              <table:table-cell office:value-type="string">
                <text:p>SRTN</text:p>
              </table:table-cell>
              <table:table-cell office:value-type="string">
                <text:p>RR – q7</text:p>
              </table:table-cell>
            </table:table-row>
          </table:table-header-rows>
          <table:table-rows>
            <table:table-row>
              <table:table-cell office:value-type="string">
                <text:p>Linha 34</text:p>
                <draw:g>
                  <svg:desc/>
                </draw:g>
              </table:table-cell>
              <table:table-cell office:value-type="float" office:value="27.5666666666667">
                <text:p>27.5666666666667</text:p>
                <draw:g>
                  <svg:desc>larg_instances.G34:larg_instances.I34</svg:desc>
                </draw:g>
              </table:table-cell>
              <table:table-cell office:value-type="float" office:value="62.5666666666667">
                <text:p>62.5666666666667</text:p>
              </table:table-cell>
              <table:table-cell office:value-type="float" office:value="27.2666666666667">
                <text:p>27.2666666666667</text:p>
              </table:table-cell>
            </table:table-row>
            <table:table-row>
              <table:table-cell office:value-type="string">
                <text:p>Linha 38</text:p>
                <draw:g>
                  <svg:desc/>
                </draw:g>
              </table:table-cell>
              <table:table-cell office:value-type="float" office:value="4.03510283973074">
                <text:p>4.03510283973074</text:p>
                <draw:g>
                  <svg:desc>larg_instances.G38:larg_instances.I38</svg:desc>
                </draw:g>
              </table:table-cell>
              <table:table-cell office:value-type="float" office:value="1.62954411037653">
                <text:p>1.62954411037653</text:p>
              </table:table-cell>
              <table:table-cell office:value-type="float" office:value="3.18120106478031">
                <text:p>3.18120106478031</text:p>
              </table:table-cell>
            </table:table-row>
            <table:table-row>
              <table:table-cell office:value-type="string">
                <text:p>Linha 38</text:p>
                <draw:g>
                  <svg:desc/>
                </draw:g>
              </table:table-cell>
              <table:table-cell office:value-type="float" office:value="4.03510283973074">
                <text:p>4.03510283973074</text:p>
                <draw:g>
                  <svg:desc>larg_instances.G38:larg_instances.I38</svg:desc>
                </draw:g>
              </table:table-cell>
              <table:table-cell office:value-type="float" office:value="1.62954411037653">
                <text:p>1.62954411037653</text:p>
              </table:table-cell>
              <table:table-cell office:value-type="float" office:value="3.18120106478031">
                <text:p>3.1812010647803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error-category="cell-range" chart:error-upper-range="larg_instances.D38:larg_instances.F38" chart:error-lower-range="larg_instances.D38:larg_instances.F38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true" chart:error-category="cell-range" chart:error-upper-range="larg_instances.D38:larg_instances.F38" chart:error-lower-range="larg_instances.D38:larg_instances.F38"/>
      <style:graphic-properties draw:stroke="none" draw:fill-color="#5983b0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larg_instances.D38:larg_instances.F38" chart:error-lower-range="larg_instances.D38:larg_instances.F38" loext:std-weight="1"/>
      <style:graphic-properties draw:stroke="solid" svg:stroke-width="0.05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4cm" svg:height="9.008cm" xlink:href=".." xlink:type="simple" chart:class="chart:bar" chart:style-name="ch1">
        <chart:title svg:x="5.974cm" svg:y="0.316cm" chart:style-name="ch2">
          <text:p>Trocas de Contexto</text:p>
        </chart:title>
        <chart:subtitle svg:x="6.238cm" svg:y="1.275cm" chart:style-name="ch3">
          <text:p>Grandes Instâncias</text:p>
        </chart:subtitle>
        <chart:plot-area chart:style-name="ch4" table:cell-range-address="larg_instances.D3:larg_instances.F3 larg_instances.D34:larg_instances.F34" chart:data-source-has-labels="row" svg:x="1.331cm" svg:y="2.138cm" svg:width="14.353cm" svg:height="6.69cm">
          <chartooo:coordinate-region svg:x="2.614cm" svg:y="2.337cm" svg:width="13.07cm" svg:height="5.844cm"/>
          <chart:axis chart:dimension="x" chart:name="primary-x" chart:style-name="ch5" chartooo:axis-type="auto">
            <chartooo:date-scale/>
            <chart:categories table:cell-range-address="larg_instances.D3:larg_instances.F3"/>
          </chart:axis>
          <chart:axis chart:dimension="y" chart:name="primary-y" chart:style-name="ch6">
            <chart:title svg:x="0.451cm" svg:y="6.387cm" chart:style-name="ch7">
              <text:p>Quantidade</text:p>
            </chart:title>
            <chart:grid chart:style-name="ch8" chart:class="major"/>
          </chart:axis>
          <chart:series chart:style-name="ch9" chart:values-cell-range-address="larg_instances.D34:larg_instances.F34" chart:class="chart:bar">
            <chart:error-indicator chart:style-name="ch10" chart:dimension="y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CFS</text:p>
                <draw:g>
                  <svg:desc>larg_instances.D3:larg_instances.F3</svg:desc>
                </draw:g>
              </table:table-cell>
              <table:table-cell office:value-type="string">
                <text:p>SRTN</text:p>
              </table:table-cell>
              <table:table-cell office:value-type="string">
                <text:p>RR – q7</text:p>
              </table:table-cell>
            </table:table-row>
          </table:table-header-rows>
          <table:table-rows>
            <table:table-row>
              <table:table-cell office:value-type="string">
                <text:p>Linha 34</text:p>
                <draw:g>
                  <svg:desc/>
                </draw:g>
              </table:table-cell>
              <table:table-cell office:value-type="float" office:value="100">
                <text:p>100</text:p>
                <draw:g>
                  <svg:desc>larg_instances.D34:larg_instances.F34</svg:desc>
                </draw:g>
              </table:table-cell>
              <table:table-cell office:value-type="float" office:value="105.433333333333">
                <text:p>105.43333333333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Linha 3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larg_instances.D38:larg_instances.F38</svg:desc>
                </draw:g>
              </table:table-cell>
              <table:table-cell office:value-type="float" office:value="0.545404823462292">
                <text:p>0.545404823462292</text:p>
              </table:table-cell>
              <table:table-cell office:value-type="float" office:value="1.4436683797897">
                <text:p>1.4436683797897</text:p>
              </table:table-cell>
            </table:table-row>
            <table:table-row>
              <table:table-cell office:value-type="string">
                <text:p>Linha 3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larg_instances.D38:larg_instances.F38</svg:desc>
                </draw:g>
              </table:table-cell>
              <table:table-cell office:value-type="float" office:value="0.545404823462292">
                <text:p>0.545404823462292</text:p>
              </table:table-cell>
              <table:table-cell office:value-type="float" office:value="1.4436683797897">
                <text:p>1.443668379789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error-category="cell-range" chart:error-upper-range="short_instances.G77:short_instances.I77" chart:error-lower-range="short_instances.G77:short_instances.I77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maximum="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true" chart:error-category="cell-range" chart:error-upper-range="short_instances.G77:short_instances.I77" chart:error-lower-range="short_instances.G77:short_instances.I77"/>
      <style:graphic-properties draw:stroke="none" draw:fill-color="#50938a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ort_instances.G77:short_instances.I77" chart:error-lower-range="short_instances.G77:short_instances.I77" loext:std-weight="1"/>
      <style:graphic-properties draw:stroke="solid" svg:stroke-width="0.05cm" svg:stroke-color="#000000" svg:stroke-opacity="100%" draw:stroke-linejoin="round"/>
    </style:style>
    <style:style style:name="ch11" style:family="chart">
      <style:chart-properties chart:solid-type="cuboi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bar" chart:style-name="ch1">
        <chart:title svg:x="5.366cm" svg:y="0.316cm" chart:style-name="ch2">
          <text:p>Cumprimento de Deadline</text:p>
        </chart:title>
        <chart:subtitle svg:x="6.119cm" svg:y="1.275cm" chart:style-name="ch3">
          <text:p>Pequenas Instâncias</text:p>
        </chart:subtitle>
        <chart:plot-area chart:style-name="ch4" table:cell-range-address="short_instances.G42:short_instances.I42 short_instances.G73:short_instances.I73" chart:data-source-has-labels="row" svg:x="1.331cm" svg:y="2.138cm" svg:width="14.353cm" svg:height="6.689cm">
          <chartooo:coordinate-region svg:x="2.429cm" svg:y="2.337cm" svg:width="13.255cm" svg:height="5.843cm"/>
          <chart:axis chart:dimension="x" chart:name="primary-x" chart:style-name="ch5" chartooo:axis-type="auto">
            <chartooo:date-scale/>
            <chart:categories table:cell-range-address="short_instances.G42:short_instances.I42"/>
          </chart:axis>
          <chart:axis chart:dimension="y" chart:name="primary-y" chart:style-name="ch6">
            <chart:title svg:x="0.451cm" svg:y="7.405cm" chart:style-name="ch7">
              <text:p>Quantidade de Processos</text:p>
            </chart:title>
            <chart:grid chart:style-name="ch8" chart:class="major"/>
          </chart:axis>
          <chart:series chart:style-name="ch9" chart:values-cell-range-address="short_instances.G73:short_instances.I73" chart:class="chart:bar">
            <chart:error-indicator chart:style-name="ch10" chart:dimension="y"/>
            <chart:data-point chart:style-name="ch11"/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CFS</text:p>
                <draw:g>
                  <svg:desc>short_instances.G42:short_instances.I42</svg:desc>
                </draw:g>
              </table:table-cell>
              <table:table-cell office:value-type="string">
                <text:p>SRTN</text:p>
              </table:table-cell>
              <table:table-cell office:value-type="string">
                <text:p>RR – q7</text:p>
              </table:table-cell>
            </table:table-row>
          </table:table-header-rows>
          <table:table-rows>
            <table:table-row>
              <table:table-cell office:value-type="string">
                <text:p>Linha 73</text:p>
                <draw:g>
                  <svg:desc/>
                </draw:g>
              </table:table-cell>
              <table:table-cell office:value-type="float" office:value="13.6">
                <text:p>13.6</text:p>
                <draw:g>
                  <svg:desc>short_instances.G73:short_instances.I73</svg:desc>
                </draw:g>
              </table:table-cell>
              <table:table-cell office:value-type="float" office:value="15.6666666666667">
                <text:p>15.6666666666667</text:p>
              </table:table-cell>
              <table:table-cell office:value-type="float" office:value="11.0333333333333">
                <text:p>11.0333333333333</text:p>
              </table:table-cell>
            </table:table-row>
            <table:table-row>
              <table:table-cell office:value-type="string">
                <text:p>Linha 77</text:p>
                <draw:g>
                  <svg:desc/>
                </draw:g>
              </table:table-cell>
              <table:table-cell office:value-type="float" office:value="0.979323904714281">
                <text:p>0.979323904714281</text:p>
                <draw:g>
                  <svg:desc>short_instances.G77:short_instances.I77</svg:desc>
                </draw:g>
              </table:table-cell>
              <table:table-cell office:value-type="float" office:value="0.534363373145453">
                <text:p>0.534363373145453</text:p>
              </table:table-cell>
              <table:table-cell office:value-type="float" office:value="1.32728672623508">
                <text:p>1.32728672623508</text:p>
              </table:table-cell>
            </table:table-row>
            <table:table-row>
              <table:table-cell office:value-type="string">
                <text:p>Linha 77</text:p>
                <draw:g>
                  <svg:desc/>
                </draw:g>
              </table:table-cell>
              <table:table-cell office:value-type="float" office:value="0.979323904714281">
                <text:p>0.979323904714281</text:p>
                <draw:g>
                  <svg:desc>short_instances.G77:short_instances.I77</svg:desc>
                </draw:g>
              </table:table-cell>
              <table:table-cell office:value-type="float" office:value="0.534363373145453">
                <text:p>0.534363373145453</text:p>
              </table:table-cell>
              <table:table-cell office:value-type="float" office:value="1.32728672623508">
                <text:p>1.3272867262350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error-category="cell-range" chart:error-upper-range="med_instances.G77:med_instances.I77" chart:error-lower-range="med_instances.G77:med_instances.I77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maximum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true" chart:error-category="cell-range" chart:error-upper-range="med_instances.G77:med_instances.I77" chart:error-lower-range="med_instances.G77:med_instances.I77"/>
      <style:graphic-properties draw:stroke="none" draw:fill-color="#50938a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med_instances.G77:med_instances.I77" chart:error-lower-range="med_instances.G77:med_instances.I77" loext:std-weight="1"/>
      <style:graphic-properties draw:stroke="solid" svg:stroke-width="0.05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bar" chart:style-name="ch1">
        <chart:title svg:x="5.366cm" svg:y="0.316cm" chart:style-name="ch2">
          <text:p>Cumprimento de Deadline</text:p>
        </chart:title>
        <chart:subtitle svg:x="6.371cm" svg:y="1.275cm" chart:style-name="ch3">
          <text:p>Médias Instâncias</text:p>
        </chart:subtitle>
        <chart:plot-area chart:style-name="ch4" table:cell-range-address="med_instances.G42:med_instances.I42 med_instances.G73:med_instances.I73" chart:data-source-has-labels="row" svg:x="1.331cm" svg:y="2.138cm" svg:width="14.353cm" svg:height="6.689cm">
          <chartooo:coordinate-region svg:x="2.429cm" svg:y="2.337cm" svg:width="13.255cm" svg:height="5.843cm"/>
          <chart:axis chart:dimension="x" chart:name="primary-x" chart:style-name="ch5" chartooo:axis-type="auto">
            <chartooo:date-scale/>
            <chart:categories table:cell-range-address="med_instances.G42:med_instances.I42"/>
          </chart:axis>
          <chart:axis chart:dimension="y" chart:name="primary-y" chart:style-name="ch6">
            <chart:title svg:x="0.451cm" svg:y="7.405cm" chart:style-name="ch7">
              <text:p>Quantidade de Processos</text:p>
            </chart:title>
            <chart:grid chart:style-name="ch8" chart:class="major"/>
          </chart:axis>
          <chart:series chart:style-name="ch9" chart:values-cell-range-address="med_instances.G73:med_instances.I73" chart:class="chart:bar">
            <chart:error-indicator chart:style-name="ch10" chart:dimension="y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CFS</text:p>
                <draw:g>
                  <svg:desc>med_instances.G42:med_instances.I42</svg:desc>
                </draw:g>
              </table:table-cell>
              <table:table-cell office:value-type="string">
                <text:p>SRTN</text:p>
              </table:table-cell>
              <table:table-cell office:value-type="string">
                <text:p>RR – q7</text:p>
              </table:table-cell>
            </table:table-row>
          </table:table-header-rows>
          <table:table-rows>
            <table:table-row>
              <table:table-cell office:value-type="string">
                <text:p>Linha 73</text:p>
                <draw:g>
                  <svg:desc/>
                </draw:g>
              </table:table-cell>
              <table:table-cell office:value-type="float" office:value="20.6666666666667">
                <text:p>20.6666666666667</text:p>
                <draw:g>
                  <svg:desc>med_instances.G73:med_instances.I73</svg:desc>
                </draw:g>
              </table:table-cell>
              <table:table-cell office:value-type="float" office:value="32.1333333333333">
                <text:p>32.1333333333333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string">
                <text:p>Linha 77</text:p>
                <draw:g>
                  <svg:desc/>
                </draw:g>
              </table:table-cell>
              <table:table-cell office:value-type="float" office:value="2.23836338679424">
                <text:p>2.23836338679424</text:p>
                <draw:g>
                  <svg:desc>med_instances.G77:med_instances.I77</svg:desc>
                </draw:g>
              </table:table-cell>
              <table:table-cell office:value-type="float" office:value="0.975408400564973">
                <text:p>0.975408400564973</text:p>
              </table:table-cell>
              <table:table-cell office:value-type="float" office:value="1.87325996502133">
                <text:p>1.87325996502133</text:p>
              </table:table-cell>
            </table:table-row>
            <table:table-row>
              <table:table-cell office:value-type="string">
                <text:p>Linha 77</text:p>
                <draw:g>
                  <svg:desc/>
                </draw:g>
              </table:table-cell>
              <table:table-cell office:value-type="float" office:value="2.23836338679424">
                <text:p>2.23836338679424</text:p>
                <draw:g>
                  <svg:desc>med_instances.G77:med_instances.I77</svg:desc>
                </draw:g>
              </table:table-cell>
              <table:table-cell office:value-type="float" office:value="0.975408400564973">
                <text:p>0.975408400564973</text:p>
              </table:table-cell>
              <table:table-cell office:value-type="float" office:value="1.87325996502133">
                <text:p>1.8732599650213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error-category="cell-range" chart:error-upper-range="larg_instances.G77:larg_instances.I77" chart:error-lower-range="larg_instances.G77:larg_instances.I77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maximum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true" chart:error-category="cell-range" chart:error-upper-range="larg_instances.G77:larg_instances.I77" chart:error-lower-range="larg_instances.G77:larg_instances.I77"/>
      <style:graphic-properties draw:stroke="none" draw:fill-color="#50938a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larg_instances.G77:larg_instances.I77" chart:error-lower-range="larg_instances.G77:larg_instances.I77" loext:std-weight="1"/>
      <style:graphic-properties draw:stroke="solid" svg:stroke-width="0.05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bar" chart:style-name="ch1">
        <chart:title svg:x="5.366cm" svg:y="0.316cm" chart:style-name="ch2">
          <text:p>Cumprimento de Deadline</text:p>
        </chart:title>
        <chart:subtitle svg:x="6.238cm" svg:y="1.275cm" chart:style-name="ch3">
          <text:p>Grandes Instâncias</text:p>
        </chart:subtitle>
        <chart:plot-area chart:style-name="ch4" table:cell-range-address="larg_instances.G42:larg_instances.I42 larg_instances.G73:larg_instances.I73" chart:data-source-has-labels="row" svg:x="1.331cm" svg:y="2.138cm" svg:width="14.353cm" svg:height="6.689cm">
          <chartooo:coordinate-region svg:x="2.614cm" svg:y="2.337cm" svg:width="13.07cm" svg:height="5.843cm"/>
          <chart:axis chart:dimension="x" chart:name="primary-x" chart:style-name="ch5" chartooo:axis-type="auto">
            <chartooo:date-scale/>
            <chart:categories table:cell-range-address="larg_instances.G42:larg_instances.I42"/>
          </chart:axis>
          <chart:axis chart:dimension="y" chart:name="primary-y" chart:style-name="ch6">
            <chart:title svg:x="0.451cm" svg:y="7.405cm" chart:style-name="ch7">
              <text:p>Quantidade de Processos</text:p>
            </chart:title>
            <chart:grid chart:style-name="ch8" chart:class="major"/>
          </chart:axis>
          <chart:series chart:style-name="ch9" chart:values-cell-range-address="larg_instances.G73:larg_instances.I73" chart:class="chart:bar">
            <chart:error-indicator chart:style-name="ch10" chart:dimension="y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CFS</text:p>
                <draw:g>
                  <svg:desc>larg_instances.G42:larg_instances.I42</svg:desc>
                </draw:g>
              </table:table-cell>
              <table:table-cell office:value-type="string">
                <text:p>SRTN</text:p>
              </table:table-cell>
              <table:table-cell office:value-type="string">
                <text:p>RR – q7</text:p>
              </table:table-cell>
            </table:table-row>
          </table:table-header-rows>
          <table:table-rows>
            <table:table-row>
              <table:table-cell office:value-type="string">
                <text:p>Linha 73</text:p>
                <draw:g>
                  <svg:desc/>
                </draw:g>
              </table:table-cell>
              <table:table-cell office:value-type="float" office:value="27.5666666666667">
                <text:p>27.5666666666667</text:p>
                <draw:g>
                  <svg:desc>larg_instances.G73:larg_instances.I73</svg:desc>
                </draw:g>
              </table:table-cell>
              <table:table-cell office:value-type="float" office:value="62.5666666666667">
                <text:p>62.5666666666667</text:p>
              </table:table-cell>
              <table:table-cell office:value-type="float" office:value="27.2666666666667">
                <text:p>27.2666666666667</text:p>
              </table:table-cell>
            </table:table-row>
            <table:table-row>
              <table:table-cell office:value-type="string">
                <text:p>Linha 77</text:p>
                <draw:g>
                  <svg:desc/>
                </draw:g>
              </table:table-cell>
              <table:table-cell office:value-type="float" office:value="4.03510283973074">
                <text:p>4.03510283973074</text:p>
                <draw:g>
                  <svg:desc>larg_instances.G77:larg_instances.I77</svg:desc>
                </draw:g>
              </table:table-cell>
              <table:table-cell office:value-type="float" office:value="1.62954411037653">
                <text:p>1.62954411037653</text:p>
              </table:table-cell>
              <table:table-cell office:value-type="float" office:value="3.18120106478031">
                <text:p>3.18120106478031</text:p>
              </table:table-cell>
            </table:table-row>
            <table:table-row>
              <table:table-cell office:value-type="string">
                <text:p>Linha 77</text:p>
                <draw:g>
                  <svg:desc/>
                </draw:g>
              </table:table-cell>
              <table:table-cell office:value-type="float" office:value="4.03510283973074">
                <text:p>4.03510283973074</text:p>
                <draw:g>
                  <svg:desc>larg_instances.G77:larg_instances.I77</svg:desc>
                </draw:g>
              </table:table-cell>
              <table:table-cell office:value-type="float" office:value="1.62954411037653">
                <text:p>1.62954411037653</text:p>
              </table:table-cell>
              <table:table-cell office:value-type="float" office:value="3.18120106478031">
                <text:p>3.1812010647803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